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T4_39" style:family="text"/>
    <style:style style:name="T4_40" style:family="text">
      <style:text-properties fo:color="#1155cc" style:text-underline-style="solid" style:text-underline-color="font-color"/>
    </style:style>
    <style:style style:name="T4_41" style:family="text"/>
    <style:style style:name="T4_42" style:family="text">
      <style:text-properties fo:color="#1155cc" style:text-underline-style="solid" style:text-underline-color="font-color"/>
    </style:style>
    <style:style style:name="T4_43" style:family="text"/>
    <style:style style:name="T4_44" style:family="text">
      <style:text-properties fo:color="#1155cc" style:text-underline-style="solid" style:text-underline-color="font-color"/>
    </style:style>
    <style:style style:name="T4_45" style:family="text"/>
    <style:style style:name="T4_46" style:family="text">
      <style:text-properties fo:color="#1155cc" style:text-underline-style="solid" style:text-underline-color="font-color"/>
    </style:style>
    <style:style style:name="T4_47" style:family="text"/>
    <style:style style:name="T4_48" style:family="text">
      <style:text-properties fo:color="#1155cc" style:text-underline-style="solid" style:text-underline-color="font-color"/>
    </style:style>
    <style:style style:name="T4_49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>
      <style:text-properties fo:font-weight="bold" style:font-weight-asian="bold" style:font-weight-complex="bold"/>
    </style:style>
    <style:style style:name="T9_164" style:family="text">
      <style:text-properties fo:font-weight="bold" style:font-weight-asian="bold" style:font-weight-complex="bold"/>
    </style:style>
    <style:style style:name="T9_165" style:family="text">
      <style:text-properties fo:font-weight="bold" style:font-weight-asian="bold" style:font-weight-complex="bold"/>
    </style:style>
    <style:style style:name="T9_166" style:family="text">
      <style:text-properties fo:font-weight="bold" style:font-weight-asian="bold" style:font-weight-complex="bold"/>
    </style:style>
    <style:style style:name="T9_167" style:family="text">
      <style:text-properties fo:font-weight="bold" style:font-weight-asian="bold" style:font-weight-complex="bold"/>
    </style:style>
    <style:style style:name="T9_168" style:family="text">
      <style:text-properties fo:font-weight="bold" style:font-weight-asian="bold" style:font-weight-complex="bold"/>
    </style:style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0_2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0_3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2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1_3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1_4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1_5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6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7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8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9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10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11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12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13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1_14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1_15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1_16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12_2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2_3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T12_4" style:family="text">
      <style:text-properties fo:color="#000088" style:font-name="Consolas" fo:font-size="9pt" style:font-name-asian="Consolas" style:font-size-asian="9pt" style:font-name-complex="Consolas" style:font-size-complex="9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>
      <style:text-properties fo:font-weight="bold" style:font-weight-asian="bold" style:font-weight-complex="bold"/>
    </style:style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>
      <style:text-properties fo:font-weight="bold" style:font-weight-asian="bold" style:font-weight-complex="bold"/>
    </style:style>
    <style:style style:name="T23_118" style:family="text">
      <style:text-properties fo:font-weight="bold" style:font-weight-asian="bold" style:font-weight-complex="bold"/>
    </style:style>
    <style:style style:name="T23_119" style:family="text">
      <style:text-properties fo:font-weight="bold" style:font-weight-asian="bold" style:font-weight-complex="bold"/>
    </style:style>
    <style:style style:name="T23_120" style:family="text">
      <style:text-properties fo:font-weight="bold" style:font-weight-asian="bold" style:font-weight-complex="bold"/>
    </style:style>
    <style:style style:name="T23_121" style:family="text">
      <style:text-properties fo:font-weight="bold" style:font-weight-asian="bold" style:font-weight-complex="bold"/>
    </style:style>
    <style:style style:name="T23_122" style:family="text">
      <style:text-properties fo:font-weight="bold" style:font-weight-asian="bold" style:font-weight-complex="bold"/>
    </style:style>
    <style:style style:name="T23_123" style:family="text">
      <style:text-properties fo:font-weight="bold" style:font-weight-asian="bold" style:font-weight-complex="bold"/>
    </style:style>
    <style:style style:name="T23_124" style:family="text">
      <style:text-properties fo:font-weight="bold" style:font-weight-asian="bold" style:font-weight-complex="bold"/>
    </style:style>
    <style:style style:name="T23_125" style:family="text">
      <style:text-properties fo:font-weight="bold" style:font-weight-asian="bold" style:font-weight-complex="bold"/>
    </style:style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tyle="italic" style:font-style-asian="italic" style:font-style-complex="italic"/>
    </style:style>
    <style:style style:name="T26_2" style:family="text">
      <style:text-properties fo:font-style="italic" style:font-style-asian="italic" style:font-style-complex="italic"/>
    </style:style>
    <style:style style:name="T26_3" style:family="text">
      <style:text-properties fo:font-style="italic" style:font-style-asian="italic" style:font-style-complex="italic"/>
    </style:style>
    <style:style style:name="T26_4" style:family="text">
      <style:text-properties fo:font-style="italic" style:font-style-asian="italic" style:font-style-complex="italic"/>
    </style:style>
    <style:style style:name="T26_5" style:family="text">
      <style:text-properties fo:font-style="italic" style:font-style-asian="italic" style:font-style-complex="italic"/>
    </style:style>
    <style:style style:name="T26_6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tyle="italic" style:font-style-asian="italic" style:font-style-complex="italic"/>
    </style:style>
    <style:style style:name="T31_2" style:family="text">
      <style:text-properties fo:font-style="italic" style:font-style-asian="italic" style:font-style-complex="italic"/>
    </style:style>
    <style:style style:name="T31_3" style:family="text">
      <style:text-properties fo:font-style="italic" style:font-style-asian="italic" style:font-style-complex="italic"/>
    </style:style>
    <style:style style:name="T31_4" style:family="text">
      <style:text-properties fo:font-style="italic" style:font-style-asian="italic" style:font-style-complex="italic"/>
    </style:style>
    <style:style style:name="T31_5" style:family="text">
      <style:text-properties fo:font-style="italic" style:font-style-asian="italic" style:font-style-complex="italic"/>
    </style:style>
    <style:style style:name="T31_6" style:family="text">
      <style:text-properties fo:font-style="italic" style:font-style-asian="italic" style:font-style-complex="italic"/>
    </style:style>
    <style:style style:name="T31_7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T49_145" style:family="text"/>
    <style:style style:name="T49_146" style:family="text">
      <style:text-properties fo:color="#1155cc" style:text-underline-style="solid" style:text-underline-color="font-color"/>
    </style:style>
    <style:style style:name="T49_147" style:family="text"/>
    <style:style style:name="T49_148" style:family="text">
      <style:text-properties fo:color="#1155cc" style:text-underline-style="solid" style:text-underline-color="font-color"/>
    </style:style>
    <style:style style:name="T49_149" style:family="text"/>
    <style:style style:name="T49_150" style:family="text">
      <style:text-properties fo:color="#1155cc" style:text-underline-style="solid" style:text-underline-color="font-color"/>
    </style:style>
    <style:style style:name="T49_151" style:family="text"/>
    <style:style style:name="T49_152" style:family="text">
      <style:text-properties fo:color="#1155cc" style:text-underline-style="solid" style:text-underline-color="font-color"/>
    </style:style>
    <style:style style:name="T49_153" style:family="text"/>
    <style:style style:name="T49_154" style:family="text">
      <style:text-properties fo:color="#1155cc" style:text-underline-style="solid" style:text-underline-color="font-color"/>
    </style:style>
    <style:style style:name="T49_155" style:family="text"/>
    <style:style style:name="T49_156" style:family="text">
      <style:text-properties fo:color="#1155cc" style:text-underline-style="solid" style:text-underline-color="font-color"/>
    </style:style>
    <style:style style:name="T49_157" style:family="text"/>
    <style:style style:name="T49_158" style:family="text">
      <style:text-properties fo:color="#1155cc" style:text-underline-style="solid" style:text-underline-color="font-color"/>
    </style:style>
    <style:style style:name="T49_159" style:family="text"/>
    <style:style style:name="T49_160" style:family="text">
      <style:text-properties fo:color="#1155cc" style:text-underline-style="solid" style:text-underline-color="font-color"/>
    </style:style>
    <style:style style:name="T49_161" style:family="text"/>
    <style:style style:name="T49_162" style:family="text">
      <style:text-properties fo:color="#1155cc" style:text-underline-style="solid" style:text-underline-color="font-color"/>
    </style:style>
    <style:style style:name="T49_163" style:family="text"/>
    <style:style style:name="T49_164" style:family="text">
      <style:text-properties fo:color="#1155cc" style:text-underline-style="solid" style:text-underline-color="font-color"/>
    </style:style>
    <style:style style:name="T49_165" style:family="text"/>
    <style:style style:name="T49_166" style:family="text">
      <style:text-properties fo:color="#1155cc" style:text-underline-style="solid" style:text-underline-color="font-color"/>
    </style:style>
    <style:style style:name="T49_167" style:family="text"/>
    <style:style style:name="T49_168" style:family="text">
      <style:text-properties fo:color="#1155cc" style:text-underline-style="solid" style:text-underline-color="font-color"/>
    </style:style>
    <style:style style:name="T49_169" style:family="text"/>
    <style:style style:name="T49_170" style:family="text">
      <style:text-properties fo:color="#1155cc" style:text-underline-style="solid" style:text-underline-color="font-color"/>
    </style:style>
    <style:style style:name="T49_171" style:family="text"/>
    <style:style style:name="T49_172" style:family="text">
      <style:text-properties fo:color="#1155cc" style:text-underline-style="solid" style:text-underline-color="font-color"/>
    </style:style>
    <style:style style:name="T49_173" style:family="text"/>
    <style:style style:name="T49_174" style:family="text">
      <style:text-properties fo:color="#1155cc" style:text-underline-style="solid" style:text-underline-color="font-color"/>
    </style:style>
    <style:style style:name="T49_175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>
      <style:text-properties fo:background-color="#ffffff"/>
    </style:style>
    <style:style style:name="T51_60" style:family="text">
      <style:text-properties fo:background-color="#ffffff"/>
    </style:style>
    <style:style style:name="T51_61" style:family="text">
      <style:text-properties fo:background-color="#ffffff"/>
    </style:style>
    <style:style style:name="T51_62" style:family="text">
      <style:text-properties fo:background-color="#ffffff"/>
    </style:style>
    <style:style style:name="T51_63" style:family="text">
      <style:text-properties fo:background-color="#ffffff"/>
    </style:style>
    <style:style style:name="T51_64" style:family="text">
      <style:text-properties fo:background-color="#ffffff"/>
    </style:style>
    <style:style style:name="T51_65" style:family="text">
      <style:text-properties fo:background-color="#ffffff"/>
    </style:style>
    <style:style style:name="T51_66" style:family="text">
      <style:text-properties fo:background-color="#ffffff"/>
    </style:style>
    <style:style style:name="T51_67" style:family="text">
      <style:text-properties fo:background-color="#ffffff"/>
    </style:style>
    <style:style style:name="T51_68" style:family="text">
      <style:text-properties fo:background-color="#ffffff"/>
    </style:style>
    <style:style style:name="T51_69" style:family="text">
      <style:text-properties fo:background-color="#ffffff"/>
    </style:style>
    <style:style style:name="T51_70" style:family="text">
      <style:text-properties fo:background-color="#ffffff"/>
    </style:style>
    <style:style style:name="T51_71" style:family="text">
      <style:text-properties fo:background-color="#ffffff"/>
    </style:style>
    <style:style style:name="T51_72" style:family="text">
      <style:text-properties fo:background-color="#ffffff"/>
    </style:style>
    <style:style style:name="T51_73" style:family="text">
      <style:text-properties fo:background-color="#ffffff"/>
    </style:style>
    <style:style style:name="T51_74" style:family="text">
      <style:text-properties fo:background-color="#ffffff"/>
    </style:style>
    <style:style style:name="T51_75" style:family="text">
      <style:text-properties fo:background-color="#ffffff"/>
    </style:style>
    <style:style style:name="T51_76" style:family="text">
      <style:text-properties fo:background-color="#ffffff"/>
    </style:style>
    <style:style style:name="T51_77" style:family="text">
      <style:text-properties fo:background-color="#ffffff"/>
    </style:style>
    <style:style style:name="T51_78" style:family="text">
      <style:text-properties fo:background-color="#ffffff"/>
    </style:style>
    <style:style style:name="T51_79" style:family="text">
      <style:text-properties fo:background-color="#ffffff"/>
    </style:style>
    <style:style style:name="T51_80" style:family="text">
      <style:text-properties fo:background-color="#ffffff"/>
    </style:style>
    <style:style style:name="T51_81" style:family="text">
      <style:text-properties fo:background-color="#ffffff"/>
    </style:style>
    <style:style style:name="T51_82" style:family="text">
      <style:text-properties fo:background-color="#ffffff"/>
    </style:style>
    <style:style style:name="T51_83" style:family="text">
      <style:text-properties fo:background-color="#ffffff"/>
    </style:style>
    <style:style style:name="T51_84" style:family="text">
      <style:text-properties fo:background-color="#ffffff"/>
    </style:style>
    <style:style style:name="T51_85" style:family="text">
      <style:text-properties fo:background-color="#ffffff"/>
    </style:style>
    <style:style style:name="T51_86" style:family="text">
      <style:text-properties fo:background-color="#ffffff"/>
    </style:style>
    <style:style style:name="T51_87" style:family="text">
      <style:text-properties fo:background-color="#ffffff"/>
    </style:style>
    <style:style style:name="T51_88" style:family="text">
      <style:text-properties fo:background-color="#ffffff"/>
    </style:style>
    <style:style style:name="T51_89" style:family="text">
      <style:text-properties fo:background-color="#ffffff"/>
    </style:style>
    <style:style style:name="T51_90" style:family="text">
      <style:text-properties fo:background-color="#ffffff"/>
    </style:style>
    <style:style style:name="T51_91" style:family="text">
      <style:text-properties fo:background-color="#ffffff"/>
    </style:style>
    <style:style style:name="T51_92" style:family="text">
      <style:text-properties fo:background-color="#ffffff"/>
    </style:style>
    <style:style style:name="T51_93" style:family="text">
      <style:text-properties fo:background-color="#ffffff"/>
    </style:style>
    <style:style style:name="T51_94" style:family="text">
      <style:text-properties fo:background-color="#ffffff"/>
    </style:style>
    <style:style style:name="T51_95" style:family="text">
      <style:text-properties fo:background-color="#ffffff"/>
    </style:style>
    <style:style style:name="T51_96" style:family="text">
      <style:text-properties fo:background-color="#ffffff"/>
    </style:style>
    <style:style style:name="T51_97" style:family="text">
      <style:text-properties fo:background-color="#ffffff"/>
    </style:style>
    <style:style style:name="T51_98" style:family="text">
      <style:text-properties fo:background-color="#ffffff"/>
    </style:style>
    <style:style style:name="T51_99" style:family="text">
      <style:text-properties fo:background-color="#ffffff"/>
    </style:style>
    <style:style style:name="T51_100" style:family="text">
      <style:text-properties fo:background-color="#ffffff"/>
    </style:style>
    <style:style style:name="T51_101" style:family="text">
      <style:text-properties fo:background-color="#ffffff"/>
    </style:style>
    <style:style style:name="T51_102" style:family="text">
      <style:text-properties fo:background-color="#ffffff"/>
    </style:style>
    <style:style style:name="T51_103" style:family="text">
      <style:text-properties fo:background-color="#ffffff"/>
    </style:style>
    <style:style style:name="T51_104" style:family="text">
      <style:text-properties fo:background-color="#ffffff"/>
    </style:style>
    <style:style style:name="T51_105" style:family="text">
      <style:text-properties fo:background-color="#ffffff"/>
    </style:style>
    <style:style style:name="T51_106" style:family="text">
      <style:text-properties fo:background-color="#ffffff"/>
    </style:style>
    <style:style style:name="T51_107" style:family="text">
      <style:text-properties fo:background-color="#ffffff"/>
    </style:style>
    <style:style style:name="T51_108" style:family="text">
      <style:text-properties fo:background-color="#ffffff"/>
    </style:style>
    <style:style style:name="T51_109" style:family="text">
      <style:text-properties fo:background-color="#ffffff"/>
    </style:style>
    <style:style style:name="T51_110" style:family="text">
      <style:text-properties fo:background-color="#ffffff"/>
    </style:style>
    <style:style style:name="T51_111" style:family="text">
      <style:text-properties fo:background-color="#ffffff"/>
    </style:style>
    <style:style style:name="T51_112" style:family="text">
      <style:text-properties fo:background-color="#ffffff"/>
    </style:style>
    <style:style style:name="T51_113" style:family="text">
      <style:text-properties fo:background-color="#ffffff"/>
    </style:style>
    <style:style style:name="T51_114" style:family="text">
      <style:text-properties fo:background-color="#ffffff"/>
    </style:style>
    <style:style style:name="T51_115" style:family="text">
      <style:text-properties fo:background-color="#ffffff"/>
    </style:style>
    <style:style style:name="T51_116" style:family="text">
      <style:text-properties fo:background-color="#ffffff"/>
    </style:style>
    <style:style style:name="T51_117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T66_141" style:family="text"/>
    <style:style style:name="T66_142" style:family="text"/>
    <style:style style:name="T66_143" style:family="text"/>
    <style:style style:name="T66_144" style:family="text"/>
    <style:style style:name="T66_145" style:family="text"/>
    <style:style style:name="T66_146" style:family="text"/>
    <style:style style:name="T66_147" style:family="text"/>
    <style:style style:name="T66_148" style:family="text"/>
    <style:style style:name="T66_149" style:family="text"/>
    <style:style style:name="T66_150" style:family="text"/>
    <style:style style:name="T66_151" style:family="text"/>
    <style:style style:name="T66_152" style:family="text"/>
    <style:style style:name="T66_153" style:family="text"/>
    <style:style style:name="T66_154" style:family="text"/>
    <style:style style:name="T66_155" style:family="text"/>
    <style:style style:name="T66_156" style:family="text"/>
    <style:style style:name="T66_157" style:family="text"/>
    <style:style style:name="T66_158" style:family="text"/>
    <style:style style:name="T66_159" style:family="text"/>
    <style:style style:name="T66_160" style:family="text"/>
    <style:style style:name="T66_161" style:family="text"/>
    <style:style style:name="T66_162" style:family="text"/>
    <style:style style:name="T66_163" style:family="text"/>
    <style:style style:name="T66_164" style:family="text"/>
    <style:style style:name="T66_165" style:family="text"/>
    <style:style style:name="T66_166" style:family="text"/>
    <style:style style:name="T66_167" style:family="text"/>
    <style:style style:name="T66_168" style:family="text"/>
    <style:style style:name="T66_169" style:family="text"/>
    <style:style style:name="T66_170" style:family="text"/>
    <style:style style:name="T66_171" style:family="text"/>
    <style:style style:name="T66_172" style:family="text"/>
    <style:style style:name="T66_173" style:family="text"/>
    <style:style style:name="T66_174" style:family="text"/>
    <style:style style:name="T66_175" style:family="text"/>
    <style:style style:name="T66_176" style:family="text"/>
    <style:style style:name="T66_177" style:family="text"/>
    <style:style style:name="T66_178" style:family="text"/>
    <style:style style:name="T66_179" style:family="text"/>
    <style:style style:name="T66_18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T69_7" style:family="text">
      <style:text-properties fo:font-weight="bold" style:font-weight-asian="bold" style:font-weight-complex="bold"/>
    </style:style>
    <style:style style:name="T69_8" style:family="text">
      <style:text-properties fo:font-weight="bold" style:font-weight-asian="bold" style:font-weight-complex="bold"/>
    </style:style>
    <style:style style:name="T69_9" style:family="text">
      <style:text-properties fo:font-weight="bold" style:font-weight-asian="bold" style:font-weight-complex="bold"/>
    </style:style>
    <style:style style:name="T69_10" style:family="text">
      <style:text-properties fo:font-weight="bold" style:font-weight-asian="bold" style:font-weight-complex="bold"/>
    </style:style>
    <style:style style:name="T69_11" style:family="text">
      <style:text-properties fo:font-weight="bold" style:font-weight-asian="bold" style:font-weight-complex="bold"/>
    </style:style>
    <style:style style:name="T69_12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T72_7" style:family="text">
      <style:text-properties fo:font-weight="bold" style:font-weight-asian="bold" style:font-weight-complex="bold"/>
    </style:style>
    <style:style style:name="T72_8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each</text:span><text:span text:style-name="T1_2"><text:s/></text:span><text:span text:style-name="T1_3">application</text:span><text:span text:style-name="T1_4"><text:s/></text:span><text:span text:style-name="T1_5">developer</text:span><text:span text:style-name="T1_6">’</text:span><text:span text:style-name="T1_7">s</text:span><text:span text:style-name="T1_8"><text:s/></text:span><text:span text:style-name="T1_9">guide</text:span><text:span text:style-name="T1_10"><text:s/></text:span></text:p>
      <text:p text:style-name="P2"/>
      <text:p text:style-name="P3"><text:span text:style-name="T3_1">General</text:span><text:span text:style-name="T3_2"><text:s/></text:span><text:span text:style-name="T3_3">information</text:span></text:p>
      <text:p text:style-name="P4"><text:span text:style-name="T4_1">When</text:span><text:span text:style-name="T4_2"><text:s text:c="2"/></text:span><text:span text:style-name="T4_3">developing</text:span><text:span text:style-name="T4_4"><text:s/></text:span><text:span text:style-name="T4_5">Search</text:span><text:span text:style-name="T4_6"><text:s/></text:span><text:span text:style-name="T4_7">application</text:span><text:span text:style-name="T4_8"><text:s/></text:span><text:span text:style-name="T4_9">you</text:span><text:span text:style-name="T4_10"><text:s/></text:span><text:span text:style-name="T4_11">should</text:span><text:span text:style-name="T4_12"><text:s/></text:span><text:span text:style-name="T4_13">have</text:span><text:span text:style-name="T4_14"><text:s/></text:span><text:span text:style-name="T4_15">maven</text:span><text:span text:style-name="T4_16"><text:s/></text:span><text:span text:style-name="T4_17">installed</text:span><text:span text:style-name="T4_18"><text:s/></text:span><text:span text:style-name="T4_19">on</text:span><text:span text:style-name="T4_20"><text:s/></text:span><text:span text:style-name="T4_21">your</text:span><text:span text:style-name="T4_22"><text:s/></text:span><text:span text:style-name="T4_23">PC</text:span><text:span text:style-name="T4_24">.<text:s text:c="2"/></text:span><text:span text:style-name="T4_25">More</text:span><text:span text:style-name="T4_26"><text:s/></text:span><text:span text:style-name="T4_27">about</text:span><text:span text:style-name="T4_28"><text:s/></text:span><text:span text:style-name="T4_29">maven</text:span><text:span text:style-name="T4_30"><text:s/></text:span><text:span text:style-name="T4_31">here</text:span><text:span text:style-name="T4_32">:<text:s/></text:span><text:span text:style-name="T4_33"><text:a xlink:type="simple" xlink:href="https://maven.apache.org/"><text:span text:style-name="T4_34">https</text:span></text:a></text:span><text:span text:style-name="T4_35"><text:a xlink:type="simple" xlink:href="https://maven.apache.org/"><text:span text:style-name="T4_36">://</text:span></text:a></text:span><text:span text:style-name="T4_37"><text:a xlink:type="simple" xlink:href="https://maven.apache.org/"><text:span text:style-name="T4_38">maven</text:span></text:a></text:span><text:span text:style-name="T4_39"><text:a xlink:type="simple" xlink:href="https://maven.apache.org/"><text:span text:style-name="T4_40">.</text:span></text:a></text:span><text:span text:style-name="T4_41"><text:a xlink:type="simple" xlink:href="https://maven.apache.org/"><text:span text:style-name="T4_42">apache</text:span></text:a></text:span><text:span text:style-name="T4_43"><text:a xlink:type="simple" xlink:href="https://maven.apache.org/"><text:span text:style-name="T4_44">.</text:span></text:a></text:span><text:span text:style-name="T4_45"><text:a xlink:type="simple" xlink:href="https://maven.apache.org/"><text:span text:style-name="T4_46">org</text:span></text:a></text:span><text:span text:style-name="T4_47"><text:a xlink:type="simple" xlink:href="https://maven.apache.org/"><text:span text:style-name="T4_48">/</text:span></text:a></text:span><text:span text:style-name="T4_49"><text:s/></text:span></text:p>
      <text:p text:style-name="P5"/>
      <text:p text:style-name="P6"><text:span text:style-name="T6_1">Main</text:span><text:span text:style-name="T6_2"><text:s/></text:span><text:span text:style-name="T6_3">classes</text:span></text:p>
      <text:p text:style-name="P7"><text:span text:style-name="T7_1">There</text:span><text:span text:style-name="T7_2"><text:s/></text:span><text:span text:style-name="T7_3">are</text:span><text:span text:style-name="T7_4"><text:s/>2<text:s/></text:span><text:span text:style-name="T7_5">classes</text:span><text:span text:style-name="T7_6"><text:s/></text:span><text:span text:style-name="T7_7">in</text:span><text:span text:style-name="T7_8"><text:s/></text:span><text:span text:style-name="T7_9">the</text:span><text:span text:style-name="T7_10"><text:s/></text:span><text:span text:style-name="T7_11">application</text:span><text:span text:style-name="T7_12"><text:s/></text:span><text:span text:style-name="T7_13">that</text:span><text:span text:style-name="T7_14"><text:s/></text:span><text:span text:style-name="T7_15">contain</text:span><text:span text:style-name="T7_16"><text:s/></text:span><text:span text:style-name="T7_17">main</text:span><text:span text:style-name="T7_18"><text:s/></text:span><text:span text:style-name="T7_19">methods</text:span><text:span text:style-name="T7_20"><text:s/>-<text:s/></text:span><text:span text:style-name="T7_21">SearchApplication</text:span><text:span text:style-name="T7_22"><text:s/></text:span><text:span text:style-name="T7_23">and</text:span><text:span text:style-name="T7_24"><text:s/></text:span><text:span text:style-name="T7_25">SearchApplicationGui</text:span><text:span text:style-name="T7_26">.<text:s/></text:span><text:span text:style-name="T7_27">One</text:span><text:span text:style-name="T7_28"><text:s/></text:span><text:span text:style-name="T7_29">of</text:span><text:span text:style-name="T7_30"><text:s/></text:span><text:span text:style-name="T7_31">them</text:span><text:span text:style-name="T7_32"><text:s/></text:span><text:span text:style-name="T7_33">is</text:span><text:span text:style-name="T7_34"><text:s/></text:span><text:span text:style-name="T7_35">reponsible</text:span><text:span text:style-name="T7_36"><text:s/></text:span><text:span text:style-name="T7_37">for</text:span><text:span text:style-name="T7_38"><text:s/></text:span><text:span text:style-name="T7_39">running</text:span><text:span text:style-name="T7_40"><text:s/></text:span><text:span text:style-name="T7_41">the</text:span><text:span text:style-name="T7_42"><text:s/></text:span><text:span text:style-name="T7_43">application</text:span><text:span text:style-name="T7_44"><text:s/></text:span><text:span text:style-name="T7_45">from</text:span><text:span text:style-name="T7_46"><text:s/></text:span><text:span text:style-name="T7_47">the</text:span><text:span text:style-name="T7_48"><text:s/></text:span><text:span text:style-name="T7_49">command</text:span><text:span text:style-name="T7_50"><text:s/></text:span><text:span text:style-name="T7_51">line</text:span><text:span text:style-name="T7_52"><text:s/></text:span><text:span text:style-name="T7_53">and</text:span><text:span text:style-name="T7_54"><text:s/></text:span><text:span text:style-name="T7_55">the</text:span><text:span text:style-name="T7_56"><text:s/></text:span><text:span text:style-name="T7_57">second</text:span><text:span text:style-name="T7_58"><text:s/></text:span><text:span text:style-name="T7_59">opens</text:span><text:span text:style-name="T7_60"><text:s/></text:span><text:span text:style-name="T7_61">a</text:span><text:span text:style-name="T7_62"><text:s/></text:span><text:span text:style-name="T7_63">user</text:span><text:span text:style-name="T7_64">-</text:span><text:span text:style-name="T7_65">friendly</text:span><text:span text:style-name="T7_66"><text:s/></text:span><text:span text:style-name="T7_67">view</text:span><text:span text:style-name="T7_68"><text:s/></text:span><text:span text:style-name="T7_69">of</text:span><text:span text:style-name="T7_70"><text:s/></text:span><text:span text:style-name="T7_71">the</text:span><text:span text:style-name="T7_72"><text:s/></text:span><text:span text:style-name="T7_73">application</text:span><text:span text:style-name="T7_74">.<text:s/></text:span></text:p>
      <text:p text:style-name="P8"/>
      <text:p text:style-name="P9"><text:span text:style-name="T9_1">In</text:span><text:span text:style-name="T9_2"><text:s/></text:span><text:span text:style-name="T9_3">order</text:span><text:span text:style-name="T9_4"><text:s/></text:span><text:span text:style-name="T9_5">to</text:span><text:span text:style-name="T9_6"><text:s/></text:span><text:span text:style-name="T9_7">build</text:span><text:span text:style-name="T9_8"><text:s/></text:span><text:span text:style-name="T9_9">a</text:span><text:span text:style-name="T9_10"><text:s/></text:span><text:span text:style-name="T9_11">jar</text:span><text:span text:style-name="T9_12"><text:s/></text:span><text:span text:style-name="T9_13">run</text:span><text:span text:style-name="T9_14"><text:s/></text:span><text:span text:style-name="T9_15">mvn</text:span><text:span text:style-name="T9_16"><text:s/></text:span><text:span text:style-name="T9_17">package</text:span><text:span text:style-name="T9_18"><text:s/></text:span><text:span text:style-name="T9_19">command</text:span><text:span text:style-name="T9_20"><text:s/></text:span><text:span text:style-name="T9_21">on</text:span><text:span text:style-name="T9_22"><text:s/></text:span><text:span text:style-name="T9_23">a</text:span><text:span text:style-name="T9_24"><text:s/></text:span><text:span text:style-name="T9_25">command</text:span><text:span text:style-name="T9_26"><text:s/></text:span><text:span text:style-name="T9_27">line</text:span><text:span text:style-name="T9_28">.<text:s/></text:span><text:span text:style-name="T9_29">In</text:span><text:span text:style-name="T9_30"><text:s/></text:span><text:span text:style-name="T9_31">order</text:span><text:span text:style-name="T9_32"><text:s/></text:span><text:span text:style-name="T9_33">to</text:span><text:span text:style-name="T9_34"><text:s/></text:span><text:span text:style-name="T9_35">build</text:span><text:span text:style-name="T9_36"><text:s/></text:span><text:span text:style-name="T9_37">a</text:span><text:span text:style-name="T9_38"><text:s/></text:span><text:span text:style-name="T9_39">jar</text:span><text:span text:style-name="T9_40"><text:s/></text:span><text:span text:style-name="T9_41">file</text:span><text:span text:style-name="T9_42"><text:s/></text:span><text:span text:style-name="T9_43">with</text:span><text:span text:style-name="T9_44"><text:s/></text:span><text:span text:style-name="T9_45">all</text:span><text:span text:style-name="T9_46"><text:s/></text:span><text:span text:style-name="T9_47">dependencies</text:span><text:span text:style-name="T9_48">,<text:s/></text:span><text:span text:style-name="T9_49">a</text:span><text:span text:style-name="T9_50"><text:s/></text:span><text:span text:style-name="T9_51">plugin</text:span><text:span text:style-name="T9_52"><text:s/></text:span><text:span text:style-name="T9_53">has</text:span><text:span text:style-name="T9_54"><text:s/></text:span><text:span text:style-name="T9_55">been</text:span><text:span text:style-name="T9_56"><text:s/></text:span><text:span text:style-name="T9_57">added</text:span><text:span text:style-name="T9_58"><text:s/></text:span><text:span text:style-name="T9_59">to</text:span><text:span text:style-name="T9_60"><text:s/></text:span><text:span text:style-name="T9_61">pom</text:span><text:span text:style-name="T9_62">.</text:span><text:span text:style-name="T9_63">xml</text:span><text:span text:style-name="T9_64">.<text:s/></text:span><text:span text:style-name="T9_65">Depending</text:span><text:span text:style-name="T9_66"><text:s/></text:span><text:span text:style-name="T9_67">on</text:span><text:span text:style-name="T9_68"><text:s/></text:span><text:span text:style-name="T9_69">whether</text:span><text:span text:style-name="T9_70"><text:s/></text:span><text:span text:style-name="T9_71">you</text:span><text:span text:style-name="T9_72"><text:s/></text:span><text:span text:style-name="T9_73">want</text:span><text:span text:style-name="T9_74"><text:s/></text:span><text:span text:style-name="T9_75">to</text:span><text:span text:style-name="T9_76"><text:s/></text:span><text:span text:style-name="T9_77">build</text:span><text:span text:style-name="T9_78"><text:s/></text:span><text:span text:style-name="T9_79">a</text:span><text:span text:style-name="T9_80"><text:s/></text:span><text:span text:style-name="T9_81">command</text:span><text:span text:style-name="T9_82"><text:s/></text:span><text:span text:style-name="T9_83">line</text:span><text:span text:style-name="T9_84"><text:s/></text:span><text:span text:style-name="T9_85">application</text:span><text:span text:style-name="T9_86"><text:s/></text:span><text:span text:style-name="T9_87">or</text:span><text:span text:style-name="T9_88"><text:s/></text:span><text:span text:style-name="T9_89">GUI</text:span><text:span text:style-name="T9_90"><text:s/></text:span><text:span text:style-name="T9_91">version</text:span><text:span text:style-name="T9_92"><text:s/></text:span><text:span text:style-name="T9_93">of</text:span><text:span text:style-name="T9_94"><text:s/></text:span><text:span text:style-name="T9_95">it</text:span><text:span text:style-name="T9_96">,<text:s/></text:span><text:span text:style-name="T9_97">you</text:span><text:span text:style-name="T9_98"><text:s/></text:span><text:span text:style-name="T9_99">will</text:span><text:span text:style-name="T9_100"><text:s/></text:span><text:span text:style-name="T9_101">need</text:span><text:span text:style-name="T9_102"><text:s/></text:span><text:span text:style-name="T9_103">to</text:span><text:span text:style-name="T9_104"><text:s/></text:span><text:span text:style-name="T9_105">make</text:span><text:span text:style-name="T9_106"><text:s/></text:span><text:span text:style-name="T9_107">minor</text:span><text:span text:style-name="T9_108"><text:s/></text:span><text:span text:style-name="T9_109">changes</text:span><text:span text:style-name="T9_110"><text:s/></text:span><text:span text:style-name="T9_111">to</text:span><text:span text:style-name="T9_112"><text:s/></text:span><text:span text:style-name="T9_113">pom</text:span><text:span text:style-name="T9_114">.</text:span><text:span text:style-name="T9_115">xml</text:span><text:span text:style-name="T9_116"><text:s/></text:span><text:span text:style-name="T9_117">to</text:span><text:span text:style-name="T9_118"><text:s/></text:span><text:span text:style-name="T9_119">build</text:span><text:span text:style-name="T9_120"><text:s/></text:span><text:span text:style-name="T9_121">jars</text:span><text:span text:style-name="T9_122"><text:s/></text:span><text:span text:style-name="T9_123">with</text:span><text:span text:style-name="T9_124"><text:s/></text:span><text:span text:style-name="T9_125">different</text:span><text:span text:style-name="T9_126"><text:s/></text:span><text:span text:style-name="T9_127">main</text:span><text:span text:style-name="T9_128"><text:s/></text:span><text:span text:style-name="T9_129">classes</text:span><text:span text:style-name="T9_130">.<text:s/></text:span><text:span text:style-name="T9_131">In</text:span><text:span text:style-name="T9_132"><text:s/></text:span><text:span text:style-name="T9_133">order</text:span><text:span text:style-name="T9_134"><text:s/></text:span><text:span text:style-name="T9_135">to</text:span><text:span text:style-name="T9_136"><text:s/></text:span><text:span text:style-name="T9_137">do</text:span><text:span text:style-name="T9_138"><text:s/></text:span><text:span text:style-name="T9_139">that</text:span><text:span text:style-name="T9_140">,<text:s/></text:span><text:span text:style-name="T9_141">in</text:span><text:span text:style-name="T9_142"><text:s/></text:span><text:span text:style-name="T9_143">pom</text:span><text:span text:style-name="T9_144">.</text:span><text:span text:style-name="T9_145">xml</text:span><text:span text:style-name="T9_146"><text:s/></text:span><text:span text:style-name="T9_147">you</text:span><text:span text:style-name="T9_148"><text:s/></text:span><text:span text:style-name="T9_149">need</text:span><text:span text:style-name="T9_150"><text:s/></text:span><text:span text:style-name="T9_151">to</text:span><text:span text:style-name="T9_152"><text:s/></text:span><text:span text:style-name="T9_153">find</text:span><text:span text:style-name="T9_154"><text:s/></text:span><text:span text:style-name="T9_155">plugin</text:span><text:span text:style-name="T9_156"><text:s/></text:span><text:span text:style-name="T9_157">with</text:span><text:span text:style-name="T9_158"><text:s/></text:span><text:span text:style-name="T9_159">artifact</text:span><text:span text:style-name="T9_160"><text:s/></text:span><text:span text:style-name="T9_161">ID</text:span><text:span text:style-name="T9_162"><text:s/></text:span><text:span text:style-name="T9_163">maven</text:span><text:span text:style-name="T9_164">-</text:span><text:span text:style-name="T9_165">assembly</text:span><text:span text:style-name="T9_166">-</text:span><text:span text:style-name="T9_167">plugin</text:span><text:span text:style-name="T9_168"><text:s/></text:span><text:span text:style-name="T9_169">and</text:span><text:span text:style-name="T9_170"><text:s/></text:span><text:span text:style-name="T9_171">in</text:span><text:span text:style-name="T9_172"><text:s/></text:span><text:span text:style-name="T9_173">the</text:span><text:span text:style-name="T9_174"><text:s/></text:span><text:span text:style-name="T9_175">manifest</text:span><text:span text:style-name="T9_176"><text:s/></text:span><text:span text:style-name="T9_177">section</text:span><text:span text:style-name="T9_178"><text:s/></text:span><text:span text:style-name="T9_179">of</text:span><text:span text:style-name="T9_180"><text:s/></text:span><text:span text:style-name="T9_181">xml</text:span><text:span text:style-name="T9_182"><text:s/></text:span><text:span text:style-name="T9_183">change</text:span><text:span text:style-name="T9_184"><text:s/></text:span><text:span text:style-name="T9_185">the</text:span><text:span text:style-name="T9_186"><text:s/></text:span><text:span text:style-name="T9_187">main</text:span><text:span text:style-name="T9_188"><text:s/></text:span><text:span text:style-name="T9_189">class</text:span><text:span text:style-name="T9_190"><text:s/></text:span><text:span text:style-name="T9_191">to</text:span><text:span text:style-name="T9_192"><text:s/></text:span><text:span text:style-name="T9_193">the</text:span><text:span text:style-name="T9_194"><text:s/></text:span><text:span text:style-name="T9_195">one</text:span><text:span text:style-name="T9_196"><text:s/></text:span><text:span text:style-name="T9_197">that</text:span><text:span text:style-name="T9_198"><text:s/></text:span><text:span text:style-name="T9_199">you</text:span><text:span text:style-name="T9_200"><text:s/></text:span><text:span text:style-name="T9_201">want</text:span><text:span text:style-name="T9_202"><text:s/></text:span><text:span text:style-name="T9_203">to</text:span><text:span text:style-name="T9_204"><text:s/></text:span><text:span text:style-name="T9_205">build</text:span></text:p>
      <text:p text:style-name="P10"><text:span text:style-name="T10_1">&lt;</text:span><text:span text:style-name="T10_2">manifest</text:span><text:span text:style-name="T10_3">&gt;</text:span></text:p>
      <text:p text:style-name="P11"><text:span text:style-name="T11_1"><text:s/><text:tab/></text:span><text:span text:style-name="T11_2">&lt;</text:span><text:span text:style-name="T11_3">mainClass</text:span><text:span text:style-name="T11_4">&gt;</text:span><text:span text:style-name="T11_5">uk</text:span><text:span text:style-name="T11_6">.</text:span><text:span text:style-name="T11_7">ac</text:span><text:span text:style-name="T11_8">.</text:span><text:span text:style-name="T11_9">susx</text:span><text:span text:style-name="T11_10">.</text:span><text:span text:style-name="T11_11">tag</text:span><text:span text:style-name="T11_12">.</text:span><text:span text:style-name="T11_13">SearchApplicationGui</text:span><text:span text:style-name="T11_14">&lt;/</text:span><text:span text:style-name="T11_15">mainClass</text:span><text:span text:style-name="T11_16">&gt;</text:span></text:p>
      <text:p text:style-name="P12"><text:span text:style-name="T12_1"><text:s/></text:span><text:span text:style-name="T12_2">&lt;/</text:span><text:span text:style-name="T12_3">manifest</text:span><text:span text:style-name="T12_4">&gt;</text:span></text:p>
      <text:p text:style-name="P13"><text:span text:style-name="T13_1">(</text:span><text:span text:style-name="T13_2">main</text:span><text:span text:style-name="T13_3"><text:s/></text:span><text:span text:style-name="T13_4">class</text:span><text:span text:style-name="T13_5"><text:s/></text:span><text:span text:style-name="T13_6">can</text:span><text:span text:style-name="T13_7"><text:s/></text:span><text:span text:style-name="T13_8">be</text:span><text:span text:style-name="T13_9"><text:s/></text:span><text:span text:style-name="T13_10">either</text:span><text:span text:style-name="T13_11"><text:s/></text:span><text:span text:style-name="T13_12">SearchApplicationGui</text:span><text:span text:style-name="T13_13"><text:s/></text:span><text:span text:style-name="T13_14">or</text:span><text:span text:style-name="T13_15"><text:s/></text:span><text:span text:style-name="T13_16">SearchApplication</text:span><text:span text:style-name="T13_17">)</text:span></text:p>
      <text:p text:style-name="P14"/>
      <text:p text:style-name="P15"/>
      <text:p text:style-name="P16"><text:span text:style-name="T16_1">The</text:span><text:span text:style-name="T16_2"><text:s/></text:span><text:span text:style-name="T16_3">heart</text:span><text:span text:style-name="T16_4"><text:s/></text:span><text:span text:style-name="T16_5">of</text:span><text:span text:style-name="T16_6"><text:s/></text:span><text:span text:style-name="T16_7">the</text:span><text:span text:style-name="T16_8"><text:s/></text:span><text:span text:style-name="T16_9">application</text:span><text:span text:style-name="T16_10"><text:s/></text:span><text:span text:style-name="T16_11">is</text:span><text:span text:style-name="T16_12"><text:s/></text:span><text:span text:style-name="T16_13">Lucene</text:span><text:span text:style-name="T16_14"><text:s/></text:span><text:span text:style-name="T16_15">library</text:span><text:span text:style-name="T16_16"><text:s/></text:span><text:span text:style-name="T16_17">that</text:span><text:span text:style-name="T16_18"><text:s/></text:span><text:span text:style-name="T16_19">is</text:span><text:span text:style-name="T16_20"><text:s/></text:span><text:span text:style-name="T16_21">responsible</text:span><text:span text:style-name="T16_22"><text:s/></text:span><text:span text:style-name="T16_23">for</text:span><text:span text:style-name="T16_24"><text:s/></text:span><text:span text:style-name="T16_25">all</text:span><text:span text:style-name="T16_26"><text:s/></text:span><text:span text:style-name="T16_27">search</text:span><text:span text:style-name="T16_28"><text:s/></text:span><text:span text:style-name="T16_29">operations</text:span><text:span text:style-name="T16_30"><text:s/></text:span><text:span text:style-name="T16_31">and</text:span><text:span text:style-name="T16_32"><text:s/></text:span><text:span text:style-name="T16_33">indexing</text:span><text:span text:style-name="T16_34"><text:s/>(</text:span><text:span text:style-name="T16_35">https</text:span><text:span text:style-name="T16_36">://</text:span><text:span text:style-name="T16_37">lucene</text:span><text:span text:style-name="T16_38">.</text:span><text:span text:style-name="T16_39">apache</text:span><text:span text:style-name="T16_40">.</text:span><text:span text:style-name="T16_41">org</text:span><text:span text:style-name="T16_42">/</text:span><text:span text:style-name="T16_43">core</text:span><text:span text:style-name="T16_44">/)</text:span></text:p>
      <text:p text:style-name="P17"/>
      <text:p text:style-name="P18"><text:span text:style-name="T18_1">Integration</text:span><text:span text:style-name="T18_2"><text:s/></text:span><text:span text:style-name="T18_3">with</text:span><text:span text:style-name="T18_4"><text:s/></text:span><text:span text:style-name="T18_5">Method</text:span><text:span text:style-name="T18_6">52</text:span></text:p>
      <text:p text:style-name="P19"><text:span text:style-name="T19_1">If</text:span><text:span text:style-name="T19_2"><text:s/></text:span><text:span text:style-name="T19_3">you</text:span><text:span text:style-name="T19_4"><text:s/></text:span><text:span text:style-name="T19_5">want</text:span><text:span text:style-name="T19_6"><text:s/></text:span><text:span text:style-name="T19_7">to</text:span><text:span text:style-name="T19_8"><text:s/></text:span><text:span text:style-name="T19_9">integrate</text:span><text:span text:style-name="T19_10"><text:s/></text:span><text:span text:style-name="T19_11">the</text:span><text:span text:style-name="T19_12"><text:s/></text:span><text:span text:style-name="T19_13">application</text:span><text:span text:style-name="T19_14"><text:s/></text:span><text:span text:style-name="T19_15">with</text:span><text:span text:style-name="T19_16"><text:s/></text:span><text:span text:style-name="T19_17">Method</text:span><text:span text:style-name="T19_18">52,<text:s/></text:span><text:span text:style-name="T19_19">please</text:span><text:span text:style-name="T19_20"><text:s/></text:span><text:span text:style-name="T19_21">see</text:span><text:span text:style-name="T19_22"><text:s/></text:span><text:span text:style-name="T19_23">examples</text:span><text:span text:style-name="T19_24"><text:s/></text:span><text:span text:style-name="T19_25">in</text:span><text:span text:style-name="T19_26"><text:s text:c="2"/></text:span><text:span text:style-name="T19_27">the</text:span><text:span text:style-name="T19_28"><text:s/></text:span><text:span text:style-name="T19_29">SearchApplicationMethod</text:span><text:span text:style-name="T19_30">52<text:s/></text:span><text:span text:style-name="T19_31">class</text:span><text:span text:style-name="T19_32"><text:s/>-<text:s/></text:span><text:span text:style-name="T19_33">there</text:span><text:span text:style-name="T19_34"><text:s/></text:span><text:span text:style-name="T19_35">are</text:span><text:span text:style-name="T19_36"><text:s/></text:span><text:span text:style-name="T19_37">enough</text:span><text:span text:style-name="T19_38"><text:s/></text:span><text:span text:style-name="T19_39">comments</text:span><text:span text:style-name="T19_40"><text:s/></text:span><text:span text:style-name="T19_41">too</text:span><text:span text:style-name="T19_42"><text:s/></text:span><text:span text:style-name="T19_43">keep</text:span><text:span text:style-name="T19_44"><text:s/></text:span><text:span text:style-name="T19_45">you</text:span><text:span text:style-name="T19_46"><text:s/></text:span><text:span text:style-name="T19_47">going</text:span><text:span text:style-name="T19_48">.<text:s/></text:span></text:p>
      <text:p text:style-name="P20"/>
      <text:p text:style-name="P21"><text:span text:style-name="T21_1">Overview</text:span></text:p>
      <text:p text:style-name="P22"/>
      <text:p text:style-name="P23"><text:span text:style-name="T23_1">The</text:span><text:span text:style-name="T23_2"><text:s/></text:span><text:span text:style-name="T23_3">main</text:span><text:span text:style-name="T23_4"><text:s/></text:span><text:span text:style-name="T23_5">classes</text:span><text:span text:style-name="T23_6"><text:s/></text:span><text:span text:style-name="T23_7">in</text:span><text:span text:style-name="T23_8"><text:s/></text:span><text:span text:style-name="T23_9">the</text:span><text:span text:style-name="T23_10"><text:s/></text:span><text:span text:style-name="T23_11">application</text:span><text:span text:style-name="T23_12"><text:s/></text:span><text:span text:style-name="T23_13">are</text:span><text:span text:style-name="T23_14"><text:s/></text:span><text:span text:style-name="T23_15">Indexer</text:span><text:span text:style-name="T23_16"><text:s/></text:span><text:span text:style-name="T23_17">and</text:span><text:span text:style-name="T23_18"><text:s/></text:span><text:span text:style-name="T23_19">Searcher</text:span><text:span text:style-name="T23_20">.<text:s/></text:span><text:span text:style-name="T23_21">Indexer</text:span><text:span text:style-name="T23_22"><text:s/></text:span><text:span text:style-name="T23_23">is</text:span><text:span text:style-name="T23_24"><text:s/></text:span><text:span text:style-name="T23_25">responsible</text:span><text:span text:style-name="T23_26"><text:s/></text:span><text:span text:style-name="T23_27">for</text:span><text:span text:style-name="T23_28"><text:s/></text:span><text:span text:style-name="T23_29">indexing</text:span><text:span text:style-name="T23_30"><text:s/></text:span><text:span text:style-name="T23_31">all</text:span><text:span text:style-name="T23_32"><text:s/></text:span><text:span text:style-name="T23_33">incoming</text:span><text:span text:style-name="T23_34"><text:s/></text:span><text:span text:style-name="T23_35">files</text:span><text:span text:style-name="T23_36">.<text:s/></text:span><text:span text:style-name="T23_37">We</text:span><text:span text:style-name="T23_38"><text:s/></text:span><text:span text:style-name="T23_39">support</text:span><text:span text:style-name="T23_40"><text:s/></text:span><text:span text:style-name="T23_41">text</text:span><text:span text:style-name="T23_42"><text:s/></text:span><text:span text:style-name="T23_43">files</text:span><text:span text:style-name="T23_44">,<text:s/></text:span><text:span text:style-name="T23_45">pdf</text:span><text:span text:style-name="T23_46">,<text:s/></text:span><text:span text:style-name="T23_47">csv</text:span><text:span text:style-name="T23_48">,<text:s/></text:span><text:span text:style-name="T23_49">tsv</text:span><text:span text:style-name="T23_50"><text:s/></text:span><text:span text:style-name="T23_51">formats</text:span><text:span text:style-name="T23_52"><text:s/></text:span><text:span text:style-name="T23_53">as</text:span><text:span text:style-name="T23_54"><text:s/></text:span><text:span text:style-name="T23_55">well</text:span><text:span text:style-name="T23_56"><text:s/></text:span><text:span text:style-name="T23_57">as</text:span><text:span text:style-name="T23_58"><text:s/></text:span><text:span text:style-name="T23_59">a</text:span><text:span text:style-name="T23_60"><text:s/></text:span><text:span text:style-name="T23_61">list</text:span><text:span text:style-name="T23_62"><text:s/></text:span><text:span text:style-name="T23_63">of</text:span><text:span text:style-name="T23_64"><text:s/></text:span><text:span text:style-name="T23_65">Datum</text:span><text:span text:style-name="T23_66"><text:s/></text:span><text:span text:style-name="T23_67">objects</text:span><text:span text:style-name="T23_68"><text:s/></text:span><text:span text:style-name="T23_69">as</text:span><text:span text:style-name="T23_70"><text:s/></text:span><text:span text:style-name="T23_71">they</text:span><text:span text:style-name="T23_72"><text:s/></text:span><text:span text:style-name="T23_73">are</text:span><text:span text:style-name="T23_74"><text:s/></text:span><text:span text:style-name="T23_75">used</text:span><text:span text:style-name="T23_76"><text:s/></text:span><text:span text:style-name="T23_77">in</text:span><text:span text:style-name="T23_78"><text:s text:c="2"/></text:span><text:span text:style-name="T23_79">the</text:span><text:span text:style-name="T23_80"><text:s/></text:span><text:span text:style-name="T23_81">Method</text:span><text:span text:style-name="T23_82">52.<text:s/></text:span><text:span text:style-name="T23_83">When</text:span><text:span text:style-name="T23_84"><text:s/></text:span><text:span text:style-name="T23_85">working</text:span><text:span text:style-name="T23_86"><text:s/></text:span><text:span text:style-name="T23_87">with</text:span><text:span text:style-name="T23_88"><text:s/></text:span><text:span text:style-name="T23_89">various</text:span><text:span text:style-name="T23_90"><text:s/></text:span><text:span text:style-name="T23_91">file</text:span><text:span text:style-name="T23_92"><text:s/></text:span><text:span text:style-name="T23_93">formats</text:span><text:span text:style-name="T23_94">,<text:s/></text:span><text:span text:style-name="T23_95">documents</text:span><text:span text:style-name="T23_96"><text:s/></text:span><text:span text:style-name="T23_97">should</text:span><text:span text:style-name="T23_98"><text:s/></text:span><text:span text:style-name="T23_99">be</text:span><text:span text:style-name="T23_100"><text:s/></text:span><text:span text:style-name="T23_101">converted</text:span><text:span text:style-name="T23_102"><text:s/></text:span><text:span text:style-name="T23_103">into</text:span><text:span text:style-name="T23_104"><text:s/></text:span><text:span text:style-name="T23_105">instances</text:span><text:span text:style-name="T23_106"><text:s/></text:span><text:span text:style-name="T23_107">of</text:span><text:span text:style-name="T23_108"><text:s/></text:span><text:span text:style-name="T23_109">InputData</text:span><text:span text:style-name="T23_110"><text:s/></text:span><text:span text:style-name="T23_111">objects</text:span><text:span text:style-name="T23_112">.<text:s/></text:span><text:span text:style-name="T23_113">Please</text:span><text:span text:style-name="T23_114"><text:s/></text:span><text:span text:style-name="T23_115">see</text:span><text:span text:style-name="T23_116"><text:s/></text:span><text:span text:style-name="T23_117">uk</text:span><text:span text:style-name="T23_118">.</text:span><text:span text:style-name="T23_119">ac</text:span><text:span text:style-name="T23_120">.</text:span><text:span text:style-name="T23_121">susx</text:span><text:span text:style-name="T23_122">.</text:span><text:span text:style-name="T23_123">tag</text:span><text:span text:style-name="T23_124">.</text:span><text:span text:style-name="T23_125">inputData</text:span><text:span text:style-name="T23_126"><text:s/></text:span><text:span text:style-name="T23_127">package</text:span><text:span text:style-name="T23_128"><text:s/></text:span><text:span text:style-name="T23_129">for</text:span><text:span text:style-name="T23_130"><text:s/></text:span><text:span text:style-name="T23_131">various</text:span><text:span text:style-name="T23_132"><text:s/></text:span><text:span text:style-name="T23_133">converters</text:span><text:span text:style-name="T23_134"><text:s/></text:span><text:span text:style-name="T23_135">of</text:span><text:span text:style-name="T23_136"><text:s/></text:span><text:span text:style-name="T23_137">the</text:span><text:span text:style-name="T23_138"><text:s/></text:span><text:span text:style-name="T23_139">input</text:span><text:span text:style-name="T23_140"><text:s/></text:span><text:span text:style-name="T23_141">data</text:span><text:span text:style-name="T23_142">.<text:s/></text:span></text:p>
      <text:p text:style-name="P24"><text:span text:style-name="T24_1">In</text:span><text:span text:style-name="T24_2"><text:s/></text:span><text:span text:style-name="T24_3">order</text:span><text:span text:style-name="T24_4"><text:s/></text:span><text:span text:style-name="T24_5">to</text:span><text:span text:style-name="T24_6"><text:s/></text:span><text:span text:style-name="T24_7">create</text:span><text:span text:style-name="T24_8"><text:s/></text:span><text:span text:style-name="T24_9">an</text:span><text:span text:style-name="T24_10"><text:s/></text:span><text:span text:style-name="T24_11">Indexer</text:span><text:span text:style-name="T24_12"><text:s/></text:span><text:span text:style-name="T24_13">object</text:span><text:span text:style-name="T24_14"><text:s/></text:span><text:span text:style-name="T24_15">you</text:span><text:span text:style-name="T24_16"><text:s/></text:span><text:span text:style-name="T24_17">need</text:span><text:span text:style-name="T24_18"><text:s/></text:span><text:span text:style-name="T24_19">to</text:span><text:span text:style-name="T24_20"><text:s/></text:span><text:span text:style-name="T24_21">provide</text:span><text:span text:style-name="T24_22"><text:s/></text:span><text:span text:style-name="T24_23">a</text:span><text:span text:style-name="T24_24"><text:s/></text:span><text:span text:style-name="T24_25">path</text:span><text:span text:style-name="T24_26"><text:s/></text:span><text:span text:style-name="T24_27">to</text:span><text:span text:style-name="T24_28"><text:s/></text:span><text:span text:style-name="T24_29">the</text:span><text:span text:style-name="T24_30"><text:s/></text:span><text:span text:style-name="T24_31">index</text:span><text:span text:style-name="T24_32"><text:s/></text:span><text:span text:style-name="T24_33">directory</text:span><text:span text:style-name="T24_34"><text:s/></text:span><text:span text:style-name="T24_35">or</text:span><text:span text:style-name="T24_36"><text:s/></text:span><text:span text:style-name="T24_37">you</text:span><text:span text:style-name="T24_38"><text:s/></text:span><text:span text:style-name="T24_39">can</text:span><text:span text:style-name="T24_40"><text:s/></text:span><text:span text:style-name="T24_41">store</text:span><text:span text:style-name="T24_42"><text:s/></text:span><text:span text:style-name="T24_43">the</text:span><text:span text:style-name="T24_44"><text:s/></text:span><text:span text:style-name="T24_45">indices</text:span><text:span text:style-name="T24_46"><text:s/></text:span><text:span text:style-name="T24_47">in</text:span><text:span text:style-name="T24_48"><text:s/></text:span><text:span text:style-name="T24_49">RAM</text:span><text:span text:style-name="T24_50"><text:s/>(</text:span><text:span text:style-name="T24_51">use</text:span><text:span text:style-name="T24_52"><text:s/></text:span><text:span text:style-name="T24_53">non</text:span><text:span text:style-name="T24_54">-</text:span><text:span text:style-name="T24_55">parameterized</text:span><text:span text:style-name="T24_56"><text:s/></text:span><text:span text:style-name="T24_57">constructor</text:span><text:span text:style-name="T24_58">)<text:s/></text:span><text:span text:style-name="T24_59">if</text:span><text:span text:style-name="T24_60"><text:s/></text:span><text:span text:style-name="T24_61">you</text:span><text:span text:style-name="T24_62"><text:s/></text:span><text:span text:style-name="T24_63">prefer</text:span><text:span text:style-name="T24_64"><text:s/></text:span><text:span text:style-name="T24_65">to</text:span><text:span text:style-name="T24_66"><text:s/></text:span><text:span text:style-name="T24_67">but</text:span><text:span text:style-name="T24_68"><text:s/></text:span><text:span text:style-name="T24_69">it</text:span><text:span text:style-name="T24_70"><text:s/></text:span><text:span text:style-name="T24_71">is</text:span><text:span text:style-name="T24_72"><text:s/></text:span><text:span text:style-name="T24_73">not</text:span><text:span text:style-name="T24_74"><text:s/></text:span><text:span text:style-name="T24_75">recommended</text:span><text:span text:style-name="T24_76"><text:s/></text:span><text:span text:style-name="T24_77">by</text:span><text:span text:style-name="T24_78"><text:s/></text:span><text:span text:style-name="T24_79">Lucene</text:span><text:span text:style-name="T24_80"><text:s/></text:span><text:span text:style-name="T24_81">community</text:span><text:span text:style-name="T24_82">.<text:s/></text:span><text:span text:style-name="T24_83">Once</text:span><text:span text:style-name="T24_84"><text:s/></text:span><text:span text:style-name="T24_85">the</text:span><text:span text:style-name="T24_86"><text:s/></text:span><text:span text:style-name="T24_87">inout</text:span><text:span text:style-name="T24_88"><text:s/></text:span><text:span text:style-name="T24_89">data</text:span><text:span text:style-name="T24_90"><text:s/></text:span><text:span text:style-name="T24_91">object</text:span><text:span text:style-name="T24_92"><text:s/></text:span><text:span text:style-name="T24_93">is</text:span><text:span text:style-name="T24_94"><text:s/></text:span><text:span text:style-name="T24_95">created</text:span><text:span text:style-name="T24_96">,<text:s/></text:span><text:span text:style-name="T24_97">you</text:span><text:span text:style-name="T24_98"><text:s/></text:span><text:span text:style-name="T24_99">need</text:span><text:span text:style-name="T24_100"><text:s/></text:span><text:span text:style-name="T24_101">to</text:span><text:span text:style-name="T24_102"><text:s/></text:span><text:span text:style-name="T24_103">index</text:span><text:span text:style-name="T24_104"><text:s/></text:span><text:span text:style-name="T24_105">it</text:span><text:span text:style-name="T24_106"><text:s/>-<text:s/></text:span><text:span text:style-name="T24_107">there</text:span><text:span text:style-name="T24_108"><text:s/></text:span><text:span text:style-name="T24_109">are</text:span><text:span text:style-name="T24_110"><text:s/></text:span><text:span text:style-name="T24_111">various</text:span><text:span text:style-name="T24_112"><text:s/></text:span><text:span text:style-name="T24_113">methods</text:span><text:span text:style-name="T24_114"><text:s/></text:span><text:span text:style-name="T24_115">available</text:span><text:span text:style-name="T24_116"><text:s/></text:span><text:span text:style-name="T24_117">for</text:span><text:span text:style-name="T24_118"><text:s/></text:span><text:span text:style-name="T24_119">that</text:span><text:span text:style-name="T24_120"><text:s/></text:span><text:span text:style-name="T24_121">in</text:span><text:span text:style-name="T24_122"><text:s/></text:span><text:span text:style-name="T24_123">the</text:span><text:span text:style-name="T24_124"><text:s/></text:span><text:span text:style-name="T24_125">Indexer</text:span><text:span text:style-name="T24_126"><text:s/></text:span><text:span text:style-name="T24_127">class</text:span><text:span text:style-name="T24_128">.</text:span></text:p>
      <text:p text:style-name="P25"/>
      <text:p text:style-name="P26"><text:span text:style-name="T26_1">Indexing</text:span><text:span text:style-name="T26_2"><text:s/></text:span><text:span text:style-name="T26_3">creation</text:span><text:span text:style-name="T26_4"><text:s/></text:span><text:span text:style-name="T26_5">pipeline</text:span><text:span text:style-name="T26_6">:<text:s/></text:span></text:p>
      <text:p text:style-name="P27"><text:span text:style-name="T27_1">In</text:span><text:span text:style-name="T27_2"><text:s/></text:span><text:span text:style-name="T27_3">order</text:span><text:span text:style-name="T27_4"><text:s/></text:span><text:span text:style-name="T27_5">to</text:span><text:span text:style-name="T27_6"><text:s/></text:span><text:span text:style-name="T27_7">index</text:span><text:span text:style-name="T27_8"><text:s/></text:span><text:span text:style-name="T27_9">files</text:span><text:span text:style-name="T27_10"><text:s/></text:span><text:span text:style-name="T27_11">Lucene</text:span><text:span text:style-name="T27_12"><text:s/></text:span><text:span text:style-name="T27_13">tokenizes</text:span><text:span text:style-name="T27_14"><text:s/></text:span><text:span text:style-name="T27_15">the</text:span><text:span text:style-name="T27_16"><text:s/></text:span><text:span text:style-name="T27_17">text</text:span><text:span text:style-name="T27_18">,<text:s/></text:span><text:span text:style-name="T27_19">turns</text:span><text:span text:style-name="T27_20"><text:s/></text:span><text:span text:style-name="T27_21">all</text:span><text:span text:style-name="T27_22"><text:s/></text:span><text:span text:style-name="T27_23">input</text:span><text:span text:style-name="T27_24"><text:s/></text:span><text:span text:style-name="T27_25">into</text:span><text:span text:style-name="T27_26"><text:s/></text:span><text:span text:style-name="T27_27">lowercase</text:span><text:span text:style-name="T27_28"><text:s/></text:span><text:span text:style-name="T27_29">and</text:span><text:span text:style-name="T27_30"><text:s/></text:span><text:span text:style-name="T27_31">stems</text:span><text:span text:style-name="T27_32"><text:s/></text:span><text:span text:style-name="T27_33">it</text:span><text:span text:style-name="T27_34"><text:s/></text:span><text:span text:style-name="T27_35">using</text:span><text:span text:style-name="T27_36"><text:s/></text:span><text:span text:style-name="T27_37">porter</text:span><text:span text:style-name="T27_38"><text:s/></text:span><text:span text:style-name="T27_39">stemmer</text:span><text:span text:style-name="T27_40"><text:s/>(</text:span><text:span text:style-name="T27_41">all</text:span><text:span text:style-name="T27_42"><text:s/></text:span><text:span text:style-name="T27_43">is</text:span><text:span text:style-name="T27_44"><text:s/></text:span><text:span text:style-name="T27_45">performed</text:span><text:span text:style-name="T27_46"><text:s/></text:span><text:span text:style-name="T27_47">using</text:span><text:span text:style-name="T27_48"><text:s/></text:span><text:span text:style-name="T27_49">a</text:span><text:span text:style-name="T27_50"><text:s/></text:span><text:span text:style-name="T27_51">StandardAnalyzer</text:span><text:span text:style-name="T27_52"><text:s/></text:span><text:span text:style-name="T27_53">provided</text:span><text:span text:style-name="T27_54"><text:s/></text:span><text:span text:style-name="T27_55">by</text:span><text:span text:style-name="T27_56"><text:s/></text:span><text:span text:style-name="T27_57">Lucene</text:span><text:span text:style-name="T27_58">.<text:s/></text:span><text:span text:style-name="T27_59">Although</text:span><text:span text:style-name="T27_60"><text:s/></text:span><text:span text:style-name="T27_61">it</text:span><text:span text:style-name="T27_62">’</text:span><text:span text:style-name="T27_63">s</text:span><text:span text:style-name="T27_64"><text:s/></text:span><text:span text:style-name="T27_65">default</text:span><text:span text:style-name="T27_66"><text:s/></text:span><text:span text:style-name="T27_67">behaviour</text:span><text:span text:style-name="T27_68"><text:s/></text:span><text:span text:style-name="T27_69">is</text:span><text:span text:style-name="T27_70"><text:s/></text:span><text:span text:style-name="T27_71">to</text:span><text:span text:style-name="T27_72"><text:s/></text:span><text:span text:style-name="T27_73">remove</text:span><text:span text:style-name="T27_74"><text:s/></text:span><text:span text:style-name="T27_75">stopwords</text:span><text:span text:style-name="T27_76">,<text:s/></text:span><text:span text:style-name="T27_77">it</text:span><text:span text:style-name="T27_78"><text:s/></text:span><text:span text:style-name="T27_79">was</text:span><text:span text:style-name="T27_80"><text:s/></text:span><text:span text:style-name="T27_81">decided</text:span><text:span text:style-name="T27_82"><text:s/></text:span><text:span text:style-name="T27_83">not</text:span><text:span text:style-name="T27_84"><text:s/></text:span><text:span text:style-name="T27_85">to</text:span><text:span text:style-name="T27_86"><text:s/></text:span><text:span text:style-name="T27_87">do</text:span><text:span text:style-name="T27_88"><text:s/></text:span><text:span text:style-name="T27_89">it</text:span><text:span text:style-name="T27_90"><text:s/></text:span><text:span text:style-name="T27_91">as</text:span><text:span text:style-name="T27_92"><text:s/></text:span><text:span text:style-name="T27_93">user</text:span><text:span text:style-name="T27_94"><text:s/></text:span><text:span text:style-name="T27_95">might</text:span><text:span text:style-name="T27_96"><text:s/></text:span><text:span text:style-name="T27_97">want</text:span><text:span text:style-name="T27_98"><text:s/></text:span><text:span text:style-name="T27_99">to</text:span><text:span text:style-name="T27_100"><text:s/></text:span><text:span text:style-name="T27_101">include</text:span><text:span text:style-name="T27_102"><text:s/></text:span><text:span text:style-name="T27_103">those</text:span><text:span text:style-name="T27_104"><text:s/></text:span><text:span text:style-name="T27_105">in</text:span><text:span text:style-name="T27_106"><text:s/></text:span><text:span text:style-name="T27_107">searh</text:span><text:span text:style-name="T27_108"><text:s/></text:span><text:span text:style-name="T27_109">results</text:span><text:span text:style-name="T27_110">).<text:s/></text:span></text:p>
      <text:p text:style-name="P28"/>
      <text:p text:style-name="P29"><text:span text:style-name="T29_1"><text:s/></text:span><text:span text:style-name="T29_2">Now</text:span><text:span text:style-name="T29_3"><text:s/></text:span><text:span text:style-name="T29_4">you</text:span><text:span text:style-name="T29_5">’</text:span><text:span text:style-name="T29_6">re</text:span><text:span text:style-name="T29_7"><text:s/></text:span><text:span text:style-name="T29_8">set</text:span><text:span text:style-name="T29_9"><text:s/></text:span><text:span text:style-name="T29_10">up</text:span><text:span text:style-name="T29_11"><text:s/></text:span><text:span text:style-name="T29_12">to</text:span><text:span text:style-name="T29_13"><text:s/></text:span><text:span text:style-name="T29_14">create</text:span><text:span text:style-name="T29_15"><text:s/></text:span><text:span text:style-name="T29_16">a</text:span><text:span text:style-name="T29_17"><text:s/></text:span><text:span text:style-name="T29_18">Searcher</text:span><text:span text:style-name="T29_19"><text:s/></text:span><text:span text:style-name="T29_20">object</text:span><text:span text:style-name="T29_21">.<text:s/></text:span><text:span text:style-name="T29_22">It</text:span><text:span text:style-name="T29_23"><text:s/></text:span><text:span text:style-name="T29_24">needs</text:span><text:span text:style-name="T29_25"><text:s/></text:span><text:span text:style-name="T29_26">to</text:span><text:span text:style-name="T29_27"><text:s/></text:span><text:span text:style-name="T29_28">be</text:span><text:span text:style-name="T29_29"><text:s/></text:span><text:span text:style-name="T29_30">created</text:span><text:span text:style-name="T29_31"><text:s/></text:span><text:span text:style-name="T29_32">using</text:span><text:span text:style-name="T29_33"><text:s/></text:span><text:span text:style-name="T29_34">the</text:span><text:span text:style-name="T29_35"><text:s/></text:span><text:span text:style-name="T29_36">same</text:span><text:span text:style-name="T29_37"><text:s/></text:span><text:span text:style-name="T29_38">directory</text:span><text:span text:style-name="T29_39"><text:s/></text:span><text:span text:style-name="T29_40">as</text:span><text:span text:style-name="T29_41"><text:s/></text:span><text:span text:style-name="T29_42">Indexer</text:span><text:span text:style-name="T29_43"><text:s/></text:span><text:span text:style-name="T29_44">as</text:span><text:span text:style-name="T29_45"><text:s/></text:span><text:span text:style-name="T29_46">it</text:span><text:span text:style-name="T29_47"><text:s/></text:span><text:span text:style-name="T29_48">reads</text:span><text:span text:style-name="T29_49"><text:s/></text:span><text:span text:style-name="T29_50">the</text:span><text:span text:style-name="T29_51"><text:s/></text:span><text:span text:style-name="T29_52">index</text:span><text:span text:style-name="T29_53"><text:s/></text:span><text:span text:style-name="T29_54">createpreviously</text:span><text:span text:style-name="T29_55">.<text:s text:c="2"/></text:span></text:p>
      <text:p text:style-name="P30"/>
      <text:p text:style-name="P31"><text:span text:style-name="T31_1">Using</text:span><text:span text:style-name="T31_2"><text:s/></text:span><text:span text:style-name="T31_3">distributional</text:span><text:span text:style-name="T31_4"><text:s/></text:span><text:span text:style-name="T31_5">semantics</text:span><text:span text:style-name="T31_6"><text:s/></text:span><text:span text:style-name="T31_7">model</text:span></text:p>
      <text:p text:style-name="P32"><text:span text:style-name="T32_1">If</text:span><text:span text:style-name="T32_2"><text:s/></text:span><text:span text:style-name="T32_3">using</text:span><text:span text:style-name="T32_4"><text:s/></text:span><text:span text:style-name="T32_5">distributional</text:span><text:span text:style-name="T32_6"><text:s/></text:span><text:span text:style-name="T32_7">semantics</text:span><text:span text:style-name="T32_8"><text:s/></text:span><text:span text:style-name="T32_9">model</text:span><text:span text:style-name="T32_10">,<text:s text:c="2"/></text:span><text:span text:style-name="T32_11">you</text:span><text:span text:style-name="T32_12"><text:s/></text:span><text:span text:style-name="T32_13">need</text:span><text:span text:style-name="T32_14"><text:s/></text:span><text:span text:style-name="T32_15">to</text:span><text:span text:style-name="T32_16"><text:s/></text:span><text:span text:style-name="T32_17">create</text:span><text:span text:style-name="T32_18"><text:s/></text:span><text:span text:style-name="T32_19">a</text:span><text:span text:style-name="T32_20"><text:s/></text:span><text:span text:style-name="T32_21">NeighbbourSearcher</text:span><text:span text:style-name="T32_22"><text:s/></text:span><text:span text:style-name="T32_23">object</text:span><text:span text:style-name="T32_24"><text:s/></text:span><text:span text:style-name="T32_25">with</text:span><text:span text:style-name="T32_26"><text:s/></text:span><text:span text:style-name="T32_27">a</text:span><text:span text:style-name="T32_28"><text:s/></text:span><text:span text:style-name="T32_29">map</text:span><text:span text:style-name="T32_30"><text:s/></text:span><text:span text:style-name="T32_31">of</text:span><text:span text:style-name="T32_32"><text:s/></text:span><text:span text:style-name="T32_33">neighbours</text:span><text:span text:style-name="T32_34"><text:s/></text:span><text:span text:style-name="T32_35">obtained</text:span><text:span text:style-name="T32_36"><text:s/></text:span><text:span text:style-name="T32_37">through</text:span><text:span text:style-name="T32_38"><text:s/></text:span><text:span text:style-name="T32_39">NeighboursProcessor</text:span><text:span text:style-name="T32_40"><text:s/></text:span><text:span text:style-name="T32_41">parsing</text:span><text:span text:style-name="T32_42"><text:s/></text:span><text:span text:style-name="T32_43">the</text:span><text:span text:style-name="T32_44"><text:s/></text:span><text:span text:style-name="T32_45">input</text:span><text:span text:style-name="T32_46"><text:s/></text:span><text:span text:style-name="T32_47">file</text:span><text:span text:style-name="T32_48">.<text:s text:c="2"/></text:span><text:span text:style-name="T32_49">Once</text:span><text:span text:style-name="T32_50"><text:s/></text:span><text:span text:style-name="T32_51">it</text:span><text:span text:style-name="T32_52">’</text:span><text:span text:style-name="T32_53">s</text:span><text:span text:style-name="T32_54"><text:s/></text:span><text:span text:style-name="T32_55">created</text:span><text:span text:style-name="T32_56">,<text:s/></text:span><text:span text:style-name="T32_57">you</text:span><text:span text:style-name="T32_58"><text:s/></text:span><text:span text:style-name="T32_59">can</text:span><text:span text:style-name="T32_60"><text:s/></text:span><text:span text:style-name="T32_61">build</text:span><text:span text:style-name="T32_62"><text:s/></text:span><text:span text:style-name="T32_63">a</text:span><text:span text:style-name="T32_64"><text:s/></text:span><text:span text:style-name="T32_65">QueryBuilder</text:span><text:span text:style-name="T32_66"><text:s/></text:span><text:span text:style-name="T32_67">and</text:span><text:span text:style-name="T32_68"><text:s/></text:span><text:span text:style-name="T32_69">set</text:span><text:span text:style-name="T32_70"><text:s/></text:span><text:span text:style-name="T32_71">it</text:span><text:span text:style-name="T32_72"><text:s/></text:span><text:span text:style-name="T32_73">as</text:span><text:span text:style-name="T32_74"><text:s/></text:span><text:span text:style-name="T32_75">a</text:span><text:span text:style-name="T32_76"><text:s/></text:span><text:span text:style-name="T32_77">query</text:span><text:span text:style-name="T32_78"><text:s/></text:span><text:span text:style-name="T32_79">builder</text:span><text:span text:style-name="T32_80"><text:s/></text:span><text:span text:style-name="T32_81">to</text:span><text:span text:style-name="T32_82"><text:s/></text:span><text:span text:style-name="T32_83">the</text:span><text:span text:style-name="T32_84"><text:s/></text:span><text:span text:style-name="T32_85">Searcher</text:span><text:span text:style-name="T32_86">.<text:s/></text:span><text:span text:style-name="T32_87">If</text:span><text:span text:style-name="T32_88"><text:s/></text:span><text:span text:style-name="T32_89">no</text:span><text:span text:style-name="T32_90"><text:s/></text:span><text:span text:style-name="T32_91">distributional</text:span><text:span text:style-name="T32_92"><text:s/></text:span><text:span text:style-name="T32_93">semantics</text:span><text:span text:style-name="T32_94"><text:s/></text:span><text:span text:style-name="T32_95">model</text:span><text:span text:style-name="T32_96"><text:s/></text:span><text:span text:style-name="T32_97">present</text:span><text:span text:style-name="T32_98">,<text:s/></text:span><text:span text:style-name="T32_99">you</text:span><text:span text:style-name="T32_100"><text:s/></text:span><text:span text:style-name="T32_101">still</text:span><text:span text:style-name="T32_102"><text:s/></text:span><text:span text:style-name="T32_103">need</text:span><text:span text:style-name="T32_104"><text:s/></text:span><text:span text:style-name="T32_105">to</text:span><text:span text:style-name="T32_106"><text:s/></text:span><text:span text:style-name="T32_107">set</text:span><text:span text:style-name="T32_108"><text:s/></text:span><text:span text:style-name="T32_109">a</text:span><text:span text:style-name="T32_110"><text:s/></text:span><text:span text:style-name="T32_111">QueryBuilder</text:span><text:span text:style-name="T32_112"><text:s/></text:span><text:span text:style-name="T32_113">to</text:span><text:span text:style-name="T32_114"><text:s/></text:span><text:span text:style-name="T32_115">the</text:span><text:span text:style-name="T32_116"><text:s/></text:span><text:span text:style-name="T32_117">searcher</text:span><text:span text:style-name="T32_118"><text:s/>(</text:span><text:span text:style-name="T32_119">just</text:span><text:span text:style-name="T32_120"><text:s/></text:span><text:span text:style-name="T32_121">create</text:span><text:span text:style-name="T32_122"><text:s/></text:span><text:span text:style-name="T32_123">it</text:span><text:span text:style-name="T32_124"><text:s/></text:span><text:span text:style-name="T32_125">with</text:span><text:span text:style-name="T32_126"><text:s/></text:span><text:span text:style-name="T32_127">an</text:span><text:span text:style-name="T32_128"><text:s/></text:span><text:span text:style-name="T32_129">empty</text:span><text:span text:style-name="T32_130"><text:s/></text:span><text:span text:style-name="T32_131">constructor</text:span><text:span text:style-name="T32_132">).<text:s/></text:span><text:span text:style-name="T32_133">Query</text:span><text:span text:style-name="T32_134"><text:s/></text:span><text:span text:style-name="T32_135">buider</text:span><text:span text:style-name="T32_136"><text:s/></text:span><text:span text:style-name="T32_137">is</text:span><text:span text:style-name="T32_138"><text:s/></text:span><text:span text:style-name="T32_139">responsible</text:span><text:span text:style-name="T32_140"><text:s/></text:span><text:span text:style-name="T32_141">for</text:span><text:span text:style-name="T32_142"><text:s/></text:span><text:span text:style-name="T32_143">expanding</text:span><text:span text:style-name="T32_144"><text:s/></text:span><text:span text:style-name="T32_145">user</text:span><text:span text:style-name="T32_146"><text:s/></text:span><text:span text:style-name="T32_147">enterd</text:span><text:span text:style-name="T32_148"><text:s/></text:span><text:span text:style-name="T32_149">queries</text:span><text:span text:style-name="T32_150">.</text:span></text:p>
      <text:p text:style-name="P33"/>
      <text:p text:style-name="P34"><text:span text:style-name="T34_1">Once</text:span><text:span text:style-name="T34_2"><text:s/></text:span><text:span text:style-name="T34_3">you</text:span><text:span text:style-name="T34_4">’</text:span><text:span text:style-name="T34_5">re</text:span><text:span text:style-name="T34_6"><text:s/></text:span><text:span text:style-name="T34_7">set</text:span><text:span text:style-name="T34_8"><text:s/></text:span><text:span text:style-name="T34_9">up</text:span><text:span text:style-name="T34_10"><text:s/></text:span><text:span text:style-name="T34_11">you</text:span><text:span text:style-name="T34_12"><text:s/></text:span><text:span text:style-name="T34_13">can</text:span><text:span text:style-name="T34_14"><text:s/></text:span><text:span text:style-name="T34_15">use</text:span><text:span text:style-name="T34_16"><text:s/></text:span><text:span text:style-name="T34_17">searcher</text:span><text:span text:style-name="T34_18"><text:s/></text:span><text:span text:style-name="T34_19">class</text:span><text:span text:style-name="T34_20"><text:s/></text:span><text:span text:style-name="T34_21">to</text:span><text:span text:style-name="T34_22"><text:s/></text:span><text:span text:style-name="T34_23">perform</text:span><text:span text:style-name="T34_24"><text:s/></text:span><text:span text:style-name="T34_25">searches</text:span><text:span text:style-name="T34_26">.<text:s/></text:span><text:span text:style-name="T34_27">The</text:span><text:span text:style-name="T34_28"><text:s/></text:span><text:span text:style-name="T34_29">object</text:span><text:span text:style-name="T34_30"><text:s/></text:span><text:span text:style-name="T34_31">that</text:span><text:span text:style-name="T34_32"><text:s/></text:span><text:span text:style-name="T34_33">is</text:span><text:span text:style-name="T34_34"><text:s/></text:span><text:span text:style-name="T34_35">returned</text:span><text:span text:style-name="T34_36"><text:s/></text:span><text:span text:style-name="T34_37">contains</text:span><text:span text:style-name="T34_38"><text:s/></text:span><text:span text:style-name="T34_39">actual</text:span><text:span text:style-name="T34_40"><text:s/></text:span><text:span text:style-name="T34_41">search</text:span><text:span text:style-name="T34_42"><text:s/></text:span><text:span text:style-name="T34_43">results</text:span><text:span text:style-name="T34_44"><text:s/></text:span><text:span text:style-name="T34_45">as</text:span><text:span text:style-name="T34_46"><text:s/></text:span><text:span text:style-name="T34_47">well</text:span><text:span text:style-name="T34_48"><text:s/></text:span><text:span text:style-name="T34_49">as</text:span><text:span text:style-name="T34_50"><text:s/></text:span><text:span text:style-name="T34_51">suggested</text:span><text:span text:style-name="T34_52"><text:s/></text:span><text:span text:style-name="T34_53">spelling</text:span><text:span text:style-name="T34_54"><text:s/></text:span><text:span text:style-name="T34_55">variations</text:span><text:span text:style-name="T34_56"><text:s/></text:span><text:span text:style-name="T34_57">and</text:span><text:span text:style-name="T34_58"><text:s/></text:span><text:span text:style-name="T34_59">other</text:span><text:span text:style-name="T34_60"><text:s/></text:span><text:span text:style-name="T34_61">terms</text:span><text:span text:style-name="T34_62"><text:s/></text:span><text:span text:style-name="T34_63">for</text:span><text:span text:style-name="T34_64"><text:s/></text:span><text:span text:style-name="T34_65">search</text:span><text:span text:style-name="T34_66"><text:s/>(</text:span><text:span text:style-name="T34_67">if</text:span><text:span text:style-name="T34_68"><text:s/></text:span><text:span text:style-name="T34_69">there</text:span><text:span text:style-name="T34_70"><text:s/></text:span><text:span text:style-name="T34_71">was</text:span><text:span text:style-name="T34_72"><text:s/></text:span><text:span text:style-name="T34_73">a</text:span><text:span text:style-name="T34_74"><text:s/></text:span><text:span text:style-name="T34_75">model</text:span><text:span text:style-name="T34_76"><text:s/></text:span><text:span text:style-name="T34_77">uploaded</text:span><text:span text:style-name="T34_78">).</text:span></text:p>
      <text:p text:style-name="P35"/>
      <text:p text:style-name="P36"><text:span text:style-name="T36_1">Conversion</text:span><text:span text:style-name="T36_2"><text:s/></text:span><text:span text:style-name="T36_3">from</text:span><text:span text:style-name="T36_4"><text:s/></text:span><text:span text:style-name="T36_5">results</text:span><text:span text:style-name="T36_6"><text:s/></text:span><text:span text:style-name="T36_7">object</text:span><text:span text:style-name="T36_8"><text:s/></text:span><text:span text:style-name="T36_9">into</text:span><text:span text:style-name="T36_10"><text:s/></text:span><text:span text:style-name="T36_11">Datum</text:span><text:span text:style-name="T36_12"><text:s/></text:span><text:span text:style-name="T36_13">is</text:span><text:span text:style-name="T36_14"><text:s/></text:span><text:span text:style-name="T36_15">shown</text:span><text:span text:style-name="T36_16"><text:s/></text:span><text:span text:style-name="T36_17">in</text:span><text:span text:style-name="T36_18"><text:s/></text:span><text:span text:style-name="T36_19">the</text:span><text:span text:style-name="T36_20"><text:s/></text:span><text:span text:style-name="T36_21">SearchApplicationMethod</text:span><text:span text:style-name="T36_22">52<text:s/></text:span><text:span text:style-name="T36_23">class</text:span><text:span text:style-name="T36_24">.<text:s/></text:span></text:p>
      <text:p text:style-name="P37"/>
      <text:p text:style-name="P38"><text:span text:style-name="T38_1">One</text:span><text:span text:style-name="T38_2"><text:s/></text:span><text:span text:style-name="T38_3">thing</text:span><text:span text:style-name="T38_4"><text:s/></text:span><text:span text:style-name="T38_5">to</text:span><text:span text:style-name="T38_6"><text:s/></text:span><text:span text:style-name="T38_7">mention</text:span><text:span text:style-name="T38_8"><text:s/></text:span><text:span text:style-name="T38_9">is</text:span><text:span text:style-name="T38_10"><text:s/></text:span><text:span text:style-name="T38_11">that</text:span><text:span text:style-name="T38_12"><text:s/></text:span><text:span text:style-name="T38_13">you</text:span><text:span text:style-name="T38_14"><text:s/></text:span><text:span text:style-name="T38_15">can</text:span><text:span text:style-name="T38_16"><text:s/></text:span><text:span text:style-name="T38_17">export</text:span><text:span text:style-name="T38_18"><text:s/></text:span><text:span text:style-name="T38_19">search</text:span><text:span text:style-name="T38_20"><text:s/></text:span><text:span text:style-name="T38_21">results</text:span><text:span text:style-name="T38_22"><text:s/></text:span><text:span text:style-name="T38_23">as</text:span><text:span text:style-name="T38_24"><text:s/></text:span><text:span text:style-name="T38_25">csv</text:span><text:span text:style-name="T38_26"><text:s/></text:span><text:span text:style-name="T38_27">at</text:span><text:span text:style-name="T38_28"><text:s/></text:span><text:span text:style-name="T38_29">the</text:span><text:span text:style-name="T38_30"><text:s/></text:span><text:span text:style-name="T38_31">end</text:span><text:span text:style-name="T38_32"><text:s/></text:span><text:span text:style-name="T38_33">of</text:span><text:span text:style-name="T38_34"><text:s/></text:span><text:span text:style-name="T38_35">the</text:span><text:span text:style-name="T38_36"><text:s/></text:span><text:span text:style-name="T38_37">search</text:span><text:span text:style-name="T38_38">.<text:s/></text:span><text:span text:style-name="T38_39">See</text:span><text:span text:style-name="T38_40"><text:s/></text:span><text:span text:style-name="T38_41">class</text:span><text:span text:style-name="T38_42"><text:s/></text:span><text:span text:style-name="T38_43">CsvExporter</text:span><text:span text:style-name="T38_44"><text:s/></text:span><text:span text:style-name="T38_45">for</text:span><text:span text:style-name="T38_46"><text:s/></text:span><text:span text:style-name="T38_47">examples</text:span><text:span text:style-name="T38_48"><text:s/></text:span><text:span text:style-name="T38_49">of</text:span><text:span text:style-name="T38_50"><text:s/></text:span><text:span text:style-name="T38_51">working</text:span><text:span text:style-name="T38_52"><text:s/></text:span><text:span text:style-name="T38_53">with</text:span><text:span text:style-name="T38_54"><text:s/></text:span><text:span text:style-name="T38_55">different</text:span><text:span text:style-name="T38_56"><text:s/></text:span><text:span text:style-name="T38_57">input</text:span><text:span text:style-name="T38_58"><text:s/></text:span><text:span text:style-name="T38_59">data</text:span><text:span text:style-name="T38_60"><text:s/></text:span><text:span text:style-name="T38_61">types</text:span><text:span text:style-name="T38_62"><text:s/>(</text:span><text:span text:style-name="T38_63">differs</text:span><text:span text:style-name="T38_64"><text:s/></text:span><text:span text:style-name="T38_65">for</text:span><text:span text:style-name="T38_66"><text:s/></text:span><text:span text:style-name="T38_67">csv</text:span><text:span text:style-name="T38_68">)</text:span></text:p>
      <text:p text:style-name="P39"/>
      <text:p text:style-name="P40"/>
      <text:p text:style-name="P41"><text:span text:style-name="T41_1">Query</text:span><text:span text:style-name="T41_2"><text:s/></text:span><text:span text:style-name="T41_3">expansion</text:span></text:p>
      <text:p text:style-name="P42"><text:span text:style-name="T42_1">Currently</text:span><text:span text:style-name="T42_2"><text:s/></text:span><text:span text:style-name="T42_3">query</text:span><text:span text:style-name="T42_4"><text:s/></text:span><text:span text:style-name="T42_5">is</text:span><text:span text:style-name="T42_6"><text:s/></text:span><text:span text:style-name="T42_7">expanded</text:span><text:span text:style-name="T42_8"><text:s/></text:span><text:span text:style-name="T42_9">based</text:span><text:span text:style-name="T42_10"><text:s/></text:span><text:span text:style-name="T42_11">on</text:span><text:span text:style-name="T42_12"><text:s/></text:span><text:span text:style-name="T42_13">the</text:span><text:span text:style-name="T42_14"><text:s/></text:span><text:span text:style-name="T42_15">assumption</text:span><text:span text:style-name="T42_16"><text:s/></text:span><text:span text:style-name="T42_17">that</text:span><text:span text:style-name="T42_18"><text:s/></text:span><text:span text:style-name="T42_19">user</text:span><text:span text:style-name="T42_20"><text:s/></text:span><text:span text:style-name="T42_21">made</text:span><text:span text:style-name="T42_22"><text:s/></text:span><text:span text:style-name="T42_23">a</text:span><text:span text:style-name="T42_24"><text:s/></text:span><text:span text:style-name="T42_25">mistake</text:span><text:span text:style-name="T42_26"><text:s/></text:span><text:span text:style-name="T42_27">when</text:span><text:span text:style-name="T42_28"><text:s text:c="2"/></text:span><text:span text:style-name="T42_29">typing</text:span><text:span text:style-name="T42_30"><text:s/></text:span><text:span text:style-name="T42_31">in</text:span><text:span text:style-name="T42_32"><text:s/></text:span><text:span text:style-name="T42_33">the</text:span><text:span text:style-name="T42_34"><text:s/></text:span><text:span text:style-name="T42_35">search</text:span><text:span text:style-name="T42_36"><text:s/></text:span><text:span text:style-name="T42_37">term</text:span><text:span text:style-name="T42_38">.<text:s/></text:span><text:span text:style-name="T42_39">When</text:span><text:span text:style-name="T42_40"><text:s/></text:span><text:span text:style-name="T42_41">there</text:span><text:span text:style-name="T42_42"><text:s/></text:span><text:span text:style-name="T42_43">is</text:span><text:span text:style-name="T42_44"><text:s/></text:span><text:span text:style-name="T42_45">no</text:span><text:span text:style-name="T42_46"><text:s/></text:span><text:span text:style-name="T42_47">actual</text:span><text:span text:style-name="T42_48"><text:s/></text:span><text:span text:style-name="T42_49">mistake</text:span><text:span text:style-name="T42_50">,<text:s/></text:span><text:span text:style-name="T42_51">terms</text:span><text:span text:style-name="T42_52"><text:s/></text:span><text:span text:style-name="T42_53">can</text:span><text:span text:style-name="T42_54"><text:s/></text:span><text:span text:style-name="T42_55">be</text:span><text:span text:style-name="T42_56"><text:s/></text:span><text:span text:style-name="T42_57">added</text:span><text:span text:style-name="T42_58"><text:s/></text:span><text:span text:style-name="T42_59">to</text:span><text:span text:style-name="T42_60"><text:s/></text:span><text:span text:style-name="T42_61">a</text:span><text:span text:style-name="T42_62"><text:s/></text:span><text:span text:style-name="T42_63">query</text:span><text:span text:style-name="T42_64"><text:s/></text:span><text:span text:style-name="T42_65">that</text:span><text:span text:style-name="T42_66"><text:s/></text:span><text:span text:style-name="T42_67">might</text:span><text:span text:style-name="T42_68"><text:s/></text:span><text:span text:style-name="T42_69">produce</text:span><text:span text:style-name="T42_70"><text:s/></text:span><text:span text:style-name="T42_71">some</text:span><text:span text:style-name="T42_72"><text:s/></text:span><text:span text:style-name="T42_73">noise</text:span><text:span text:style-name="T42_74"><text:s/></text:span><text:span text:style-name="T42_75">in</text:span><text:span text:style-name="T42_76"><text:s/></text:span><text:span text:style-name="T42_77">the</text:span><text:span text:style-name="T42_78"><text:s/></text:span><text:span text:style-name="T42_79">results</text:span><text:span text:style-name="T42_80"><text:s/></text:span><text:span text:style-name="T42_81">but</text:span><text:span text:style-name="T42_82"><text:s/></text:span><text:span text:style-name="T42_83">all</text:span><text:span text:style-name="T42_84"><text:s/></text:span><text:span text:style-name="T42_85">care</text:span><text:span text:style-name="T42_86"><text:s/></text:span><text:span text:style-name="T42_87">has</text:span><text:span text:style-name="T42_88"><text:s/></text:span><text:span text:style-name="T42_89">been</text:span><text:span text:style-name="T42_90"><text:s/></text:span><text:span text:style-name="T42_91">taken</text:span><text:span text:style-name="T42_92"><text:s/></text:span><text:span text:style-name="T42_93">to</text:span><text:span text:style-name="T42_94"><text:s/></text:span><text:span text:style-name="T42_95">avoid</text:span><text:span text:style-name="T42_96"><text:s/></text:span><text:span text:style-name="T42_97">these</text:span><text:span text:style-name="T42_98"><text:s/></text:span><text:span text:style-name="T42_99">sutiations</text:span><text:span text:style-name="T42_100">:</text:span></text:p>
      <text:list text:style-name="LS1" xml:id="list0">
        <text:list-item>
          <text:p text:style-name="P43"><text:span text:style-name="T43_1">No</text:span><text:span text:style-name="T43_2"><text:s/></text:span><text:span text:style-name="T43_3">suggestion</text:span><text:span text:style-name="T43_4"><text:s/></text:span><text:span text:style-name="T43_5">term</text:span><text:span text:style-name="T43_6"><text:s/></text:span><text:span text:style-name="T43_7">is</text:span><text:span text:style-name="T43_8"><text:s/></text:span><text:span text:style-name="T43_9">added</text:span><text:span text:style-name="T43_10"><text:s/></text:span><text:span text:style-name="T43_11">when</text:span><text:span text:style-name="T43_12"><text:s/></text:span><text:span text:style-name="T43_13">original</text:span><text:span text:style-name="T43_14"><text:s/></text:span><text:span text:style-name="T43_15">query</text:span><text:span text:style-name="T43_16"><text:s/></text:span><text:span text:style-name="T43_17">is</text:span><text:span text:style-name="T43_18"><text:s/></text:span><text:span text:style-name="T43_19">in</text:span><text:span text:style-name="T43_20"><text:s/></text:span><text:span text:style-name="T43_21">the</text:span><text:span text:style-name="T43_22"><text:s/></text:span><text:span text:style-name="T43_23">spellchecker</text:span><text:span text:style-name="T43_24">’</text:span><text:span text:style-name="T43_25">s</text:span><text:span text:style-name="T43_26"><text:s/></text:span><text:span text:style-name="T43_27">dictionary</text:span></text:p>
        </text:list-item>
        <text:list-item>
          <text:p text:style-name="P44"><text:span text:style-name="T44_1">No</text:span><text:span text:style-name="T44_2"><text:s/></text:span><text:span text:style-name="T44_3">suggestion</text:span><text:span text:style-name="T44_4"><text:s/></text:span><text:span text:style-name="T44_5">is</text:span><text:span text:style-name="T44_6"><text:s/></text:span><text:span text:style-name="T44_7">added</text:span><text:span text:style-name="T44_8"><text:s/></text:span><text:span text:style-name="T44_9">when</text:span><text:span text:style-name="T44_10"><text:s/></text:span><text:span text:style-name="T44_11">user</text:span><text:span text:style-name="T44_12">’</text:span><text:span text:style-name="T44_13">s</text:span><text:span text:style-name="T44_14"><text:s/></text:span><text:span text:style-name="T44_15">entered</text:span><text:span text:style-name="T44_16"><text:s/></text:span><text:span text:style-name="T44_17">query</text:span><text:span text:style-name="T44_18"><text:s/>4<text:s/></text:span><text:span text:style-name="T44_19">or</text:span><text:span text:style-name="T44_20"><text:s/></text:span><text:span text:style-name="T44_21">less</text:span><text:span text:style-name="T44_22"><text:s/></text:span><text:span text:style-name="T44_23">characters</text:span><text:span text:style-name="T44_24"><text:s/></text:span><text:span text:style-name="T44_25">long</text:span></text:p>
        </text:list-item>
        <text:list-item>
          <text:p text:style-name="P45"><text:span text:style-name="T45_1">No</text:span><text:span text:style-name="T45_2"><text:s/></text:span><text:span text:style-name="T45_3">suggestion</text:span><text:span text:style-name="T45_4"><text:s/></text:span><text:span text:style-name="T45_5">term</text:span><text:span text:style-name="T45_6"><text:s/></text:span><text:span text:style-name="T45_7">is</text:span><text:span text:style-name="T45_8"><text:s/></text:span><text:span text:style-name="T45_9">added</text:span><text:span text:style-name="T45_10"><text:s/></text:span><text:span text:style-name="T45_11">when</text:span><text:span text:style-name="T45_12"><text:s/></text:span><text:span text:style-name="T45_13">user</text:span><text:span text:style-name="T45_14">’</text:span><text:span text:style-name="T45_15">s</text:span><text:span text:style-name="T45_16"><text:s/></text:span><text:span text:style-name="T45_17">entered</text:span><text:span text:style-name="T45_18"><text:s/></text:span><text:span text:style-name="T45_19">query</text:span><text:span text:style-name="T45_20"><text:s/></text:span><text:span text:style-name="T45_21">is</text:span><text:span text:style-name="T45_22"><text:s/></text:span><text:span text:style-name="T45_23">a</text:span><text:span text:style-name="T45_24"><text:s/></text:span><text:span text:style-name="T45_25">constant</text:span><text:span text:style-name="T45_26"><text:s/>(</text:span><text:span text:style-name="T45_27">eg</text:span><text:span text:style-name="T45_28"><text:s/></text:span><text:span text:style-name="T45_29">stopword</text:span><text:span text:style-name="T45_30"><text:s/></text:span><text:span text:style-name="T45_31">or</text:span><text:span text:style-name="T45_32"><text:s/></text:span><text:span text:style-name="T45_33">is</text:span><text:span text:style-name="T45_34"><text:s/></text:span><text:span text:style-name="T45_35">classified</text:span><text:span text:style-name="T45_36"><text:s/></text:span><text:span text:style-name="T45_37">as</text:span><text:span text:style-name="T45_38"><text:s/></text:span><text:span text:style-name="T45_39">a</text:span><text:span text:style-name="T45_40"><text:s/></text:span><text:span text:style-name="T45_41">named</text:span><text:span text:style-name="T45_42">-</text:span><text:span text:style-name="T45_43">entity</text:span><text:span text:style-name="T45_44">)</text:span></text:p>
        </text:list-item>
      </text:list>
      <text:p text:style-name="P46"/>
      <text:p text:style-name="P47"><text:span text:style-name="T47_1">A</text:span><text:span text:style-name="T47_2"><text:s/></text:span><text:span text:style-name="T47_3">dictionary</text:span><text:span text:style-name="T47_4"><text:s/></text:span><text:span text:style-name="T47_5">that</text:span><text:span text:style-name="T47_6"><text:s/></text:span><text:span text:style-name="T47_7">spellchecker</text:span><text:span text:style-name="T47_8"><text:s/></text:span><text:span text:style-name="T47_9">uses</text:span><text:span text:style-name="T47_10"><text:s/></text:span><text:span text:style-name="T47_11">consists</text:span><text:span text:style-name="T47_12"><text:s/></text:span><text:span text:style-name="T47_13">of</text:span><text:span text:style-name="T47_14"><text:s/></text:span><text:span text:style-name="T47_15">English</text:span><text:span text:style-name="T47_16"><text:s/></text:span><text:span text:style-name="T47_17">words</text:span><text:span text:style-name="T47_18"><text:s/></text:span><text:span text:style-name="T47_19">of</text:span><text:span text:style-name="T47_20"><text:s/></text:span><text:span text:style-name="T47_21">various</text:span><text:span text:style-name="T47_22"><text:s/></text:span><text:span text:style-name="T47_23">parts</text:span><text:span text:style-name="T47_24"><text:s/></text:span><text:span text:style-name="T47_25">of</text:span><text:span text:style-name="T47_26"><text:s/></text:span><text:span text:style-name="T47_27">speech</text:span><text:span text:style-name="T47_28"><text:s/>(</text:span><text:span text:style-name="T47_29">taken</text:span><text:span text:style-name="T47_30"><text:s/></text:span><text:span text:style-name="T47_31">from</text:span><text:span text:style-name="T47_32"><text:s/></text:span><text:span text:style-name="T47_33">https</text:span><text:span text:style-name="T47_34">://</text:span><text:span text:style-name="T47_35">github</text:span><text:span text:style-name="T47_36">.</text:span><text:span text:style-name="T47_37">com</text:span><text:span text:style-name="T47_38">/</text:span><text:span text:style-name="T47_39">dwyl</text:span><text:span text:style-name="T47_40">/</text:span><text:span text:style-name="T47_41">english</text:span><text:span text:style-name="T47_42">-</text:span><text:span text:style-name="T47_43">words</text:span><text:span text:style-name="T47_44">).<text:s/></text:span></text:p>
      <text:p text:style-name="P48"/>
      <text:p text:style-name="P49"><text:span text:style-name="T49_1">When</text:span><text:span text:style-name="T49_2"><text:s/></text:span><text:span text:style-name="T49_3">user</text:span><text:span text:style-name="T49_4">-</text:span><text:span text:style-name="T49_5">entered</text:span><text:span text:style-name="T49_6"><text:s/></text:span><text:span text:style-name="T49_7">query</text:span><text:span text:style-name="T49_8"><text:s/></text:span><text:span text:style-name="T49_9">does</text:span><text:span text:style-name="T49_10"><text:s/></text:span><text:span text:style-name="T49_11">not</text:span><text:span text:style-name="T49_12"><text:s/></text:span><text:span text:style-name="T49_13">match</text:span><text:span text:style-name="T49_14"><text:s/></text:span><text:span text:style-name="T49_15">criteria</text:span><text:span text:style-name="T49_16"><text:s/></text:span><text:span text:style-name="T49_17">above</text:span><text:span text:style-name="T49_18">,<text:s/></text:span><text:span text:style-name="T49_19">query</text:span><text:span text:style-name="T49_20"><text:s/></text:span><text:span text:style-name="T49_21">is</text:span><text:span text:style-name="T49_22"><text:s/></text:span><text:span text:style-name="T49_23">expanded</text:span><text:span text:style-name="T49_24"><text:s/></text:span><text:span text:style-name="T49_25">with</text:span><text:span text:style-name="T49_26"><text:s/></text:span><text:span text:style-name="T49_27">solutions</text:span><text:span text:style-name="T49_28"><text:s/></text:span><text:span text:style-name="T49_29">from</text:span><text:span text:style-name="T49_30"><text:s/></text:span><text:span text:style-name="T49_31">frequency</text:span><text:span text:style-name="T49_32">-</text:span><text:span text:style-name="T49_33">based</text:span><text:span text:style-name="T49_34"><text:s/></text:span><text:span text:style-name="T49_35">spellchecker</text:span><text:span text:style-name="T49_36"><text:s/></text:span><text:span text:style-name="T49_37">which</text:span><text:span text:style-name="T49_38"><text:s/></text:span><text:span text:style-name="T49_39">interacts</text:span><text:span text:style-name="T49_40"><text:s/></text:span><text:span text:style-name="T49_41">with</text:span><text:span text:style-name="T49_42"><text:s/></text:span><text:span text:style-name="T49_43">Lucene</text:span><text:span text:style-name="T49_44">’</text:span><text:span text:style-name="T49_45">s</text:span><text:span text:style-name="T49_46"><text:s/></text:span><text:span text:style-name="T49_47">native</text:span><text:span text:style-name="T49_48"><text:s/></text:span><text:span text:style-name="T49_49">spellchecker</text:span><text:span text:style-name="T49_50"><text:s/></text:span><text:span text:style-name="T49_51">and</text:span><text:span text:style-name="T49_52"><text:s/></text:span><text:span text:style-name="T49_53">picks</text:span><text:span text:style-name="T49_54"><text:s/></text:span><text:span text:style-name="T49_55">the</text:span><text:span text:style-name="T49_56"><text:s/></text:span><text:span text:style-name="T49_57">most</text:span><text:span text:style-name="T49_58"><text:s/></text:span><text:span text:style-name="T49_59">frequently</text:span><text:span text:style-name="T49_60"><text:s/></text:span><text:span text:style-name="T49_61">used</text:span><text:span text:style-name="T49_62"><text:s/></text:span><text:span text:style-name="T49_63">word</text:span><text:span text:style-name="T49_64"><text:s/></text:span><text:span text:style-name="T49_65">to</text:span><text:span text:style-name="T49_66"><text:s/></text:span><text:span text:style-name="T49_67">be</text:span><text:span text:style-name="T49_68"><text:s/></text:span><text:span text:style-name="T49_69">added</text:span><text:span text:style-name="T49_70"><text:s/></text:span><text:span text:style-name="T49_71">to</text:span><text:span text:style-name="T49_72"><text:s/></text:span><text:span text:style-name="T49_73">a</text:span><text:span text:style-name="T49_74"><text:s/></text:span><text:span text:style-name="T49_75">query</text:span><text:span text:style-name="T49_76">.<text:s/></text:span><text:span text:style-name="T49_77">It</text:span><text:span text:style-name="T49_78"><text:s/></text:span><text:span text:style-name="T49_79">works</text:span><text:span text:style-name="T49_80"><text:s/></text:span><text:span text:style-name="T49_81">in</text:span><text:span text:style-name="T49_82"><text:s/></text:span><text:span text:style-name="T49_83">a</text:span><text:span text:style-name="T49_84"><text:s/></text:span><text:span text:style-name="T49_85">following</text:span><text:span text:style-name="T49_86"><text:s/></text:span><text:span text:style-name="T49_87">way</text:span><text:span text:style-name="T49_88"><text:s/>-<text:s/></text:span><text:span text:style-name="T49_89">ask</text:span><text:span text:style-name="T49_90"><text:s/></text:span><text:span text:style-name="T49_91">Lucene</text:span><text:span text:style-name="T49_92">’</text:span><text:span text:style-name="T49_93">s</text:span><text:span text:style-name="T49_94"><text:s/></text:span><text:span text:style-name="T49_95">spellchecker</text:span><text:span text:style-name="T49_96"><text:s/></text:span><text:span text:style-name="T49_97">to</text:span><text:span text:style-name="T49_98"><text:s/></text:span><text:span text:style-name="T49_99">generate</text:span><text:span text:style-name="T49_100"><text:s/></text:span><text:span text:style-name="T49_101">top</text:span><text:span text:style-name="T49_102"><text:s/></text:span><text:span text:style-name="T49_103">X</text:span><text:span text:style-name="T49_104"><text:s/></text:span><text:span text:style-name="T49_105">suggestions</text:span><text:span text:style-name="T49_106"><text:s/></text:span><text:span text:style-name="T49_107">and</text:span><text:span text:style-name="T49_108"><text:s/></text:span><text:span text:style-name="T49_109">then</text:span><text:span text:style-name="T49_110"><text:s/></text:span><text:span text:style-name="T49_111">pick</text:span><text:span text:style-name="T49_112"><text:s/></text:span><text:span text:style-name="T49_113">the</text:span><text:span text:style-name="T49_114"><text:s/></text:span><text:span text:style-name="T49_115">most</text:span><text:span text:style-name="T49_116"><text:s/></text:span><text:span text:style-name="T49_117">frequent</text:span><text:span text:style-name="T49_118"><text:s/></text:span><text:span text:style-name="T49_119">word</text:span><text:span text:style-name="T49_120"><text:s/></text:span><text:span text:style-name="T49_121">of</text:span><text:span text:style-name="T49_122"><text:s/></text:span><text:span text:style-name="T49_123">those</text:span><text:span text:style-name="T49_124">.<text:s/></text:span><text:span text:style-name="T49_125">Frequencies</text:span><text:span text:style-name="T49_126"><text:s/></text:span><text:span text:style-name="T49_127">map</text:span><text:span text:style-name="T49_128"><text:s/></text:span><text:span text:style-name="T49_129">is</text:span><text:span text:style-name="T49_130"><text:s/></text:span><text:span text:style-name="T49_131">taken</text:span><text:span text:style-name="T49_132"><text:s/></text:span><text:span text:style-name="T49_133">from</text:span><text:span text:style-name="T49_134"><text:s/></text:span><text:span text:style-name="T49_135">Gutenberg</text:span><text:span text:style-name="T49_136"><text:s/></text:span><text:span text:style-name="T49_137">Project</text:span><text:span text:style-name="T49_138">’</text:span><text:span text:style-name="T49_139">s</text:span><text:span text:style-name="T49_140"><text:s/></text:span><text:span text:style-name="T49_141">collected</text:span><text:span text:style-name="T49_142"><text:s/></text:span><text:span text:style-name="T49_143">data</text:span><text:span text:style-name="T49_144"><text:s/>(</text:span><text:span text:style-name="T49_145"><text:a xlink:type="simple" xlink:href="https://en.wiktionary.org/wiki/Wiktionary:Frequency_lists"><text:span text:style-name="T49_146">https</text:span></text:a></text:span><text:span text:style-name="T49_147"><text:a xlink:type="simple" xlink:href="https://en.wiktionary.org/wiki/Wiktionary:Frequency_lists"><text:span text:style-name="T49_148">://</text:span></text:a></text:span><text:span text:style-name="T49_149"><text:a xlink:type="simple" xlink:href="https://en.wiktionary.org/wiki/Wiktionary:Frequency_lists"><text:span text:style-name="T49_150">en</text:span></text:a></text:span><text:span text:style-name="T49_151"><text:a xlink:type="simple" xlink:href="https://en.wiktionary.org/wiki/Wiktionary:Frequency_lists"><text:span text:style-name="T49_152">.</text:span></text:a></text:span><text:span text:style-name="T49_153"><text:a xlink:type="simple" xlink:href="https://en.wiktionary.org/wiki/Wiktionary:Frequency_lists"><text:span text:style-name="T49_154">wiktionary</text:span></text:a></text:span><text:span text:style-name="T49_155"><text:a xlink:type="simple" xlink:href="https://en.wiktionary.org/wiki/Wiktionary:Frequency_lists"><text:span text:style-name="T49_156">.</text:span></text:a></text:span><text:span text:style-name="T49_157"><text:a xlink:type="simple" xlink:href="https://en.wiktionary.org/wiki/Wiktionary:Frequency_lists"><text:span text:style-name="T49_158">org</text:span></text:a></text:span><text:span text:style-name="T49_159"><text:a xlink:type="simple" xlink:href="https://en.wiktionary.org/wiki/Wiktionary:Frequency_lists"><text:span text:style-name="T49_160">/</text:span></text:a></text:span><text:span text:style-name="T49_161"><text:a xlink:type="simple" xlink:href="https://en.wiktionary.org/wiki/Wiktionary:Frequency_lists"><text:span text:style-name="T49_162">wiki</text:span></text:a></text:span><text:span text:style-name="T49_163"><text:a xlink:type="simple" xlink:href="https://en.wiktionary.org/wiki/Wiktionary:Frequency_lists"><text:span text:style-name="T49_164">/</text:span></text:a></text:span><text:span text:style-name="T49_165"><text:a xlink:type="simple" xlink:href="https://en.wiktionary.org/wiki/Wiktionary:Frequency_lists"><text:span text:style-name="T49_166">Wiktionary</text:span></text:a></text:span><text:span text:style-name="T49_167"><text:a xlink:type="simple" xlink:href="https://en.wiktionary.org/wiki/Wiktionary:Frequency_lists"><text:span text:style-name="T49_168">:</text:span></text:a></text:span><text:span text:style-name="T49_169"><text:a xlink:type="simple" xlink:href="https://en.wiktionary.org/wiki/Wiktionary:Frequency_lists"><text:span text:style-name="T49_170">Frequency</text:span></text:a></text:span><text:span text:style-name="T49_171"><text:a xlink:type="simple" xlink:href="https://en.wiktionary.org/wiki/Wiktionary:Frequency_lists"><text:span text:style-name="T49_172">_</text:span></text:a></text:span><text:span text:style-name="T49_173"><text:a xlink:type="simple" xlink:href="https://en.wiktionary.org/wiki/Wiktionary:Frequency_lists"><text:span text:style-name="T49_174">lists</text:span></text:a></text:span><text:span text:style-name="T49_175">)<text:s/></text:span></text:p>
      <text:p text:style-name="P50"><text:span text:style-name="T50_1">The</text:span><text:span text:style-name="T50_2"><text:s/></text:span><text:span text:style-name="T50_3">solution</text:span><text:span text:style-name="T50_4"><text:s/></text:span><text:span text:style-name="T50_5">above</text:span><text:span text:style-name="T50_6"><text:s/></text:span><text:span text:style-name="T50_7">is</text:span><text:span text:style-name="T50_8"><text:s/></text:span><text:span text:style-name="T50_9">useful</text:span><text:span text:style-name="T50_10"><text:s/></text:span><text:span text:style-name="T50_11">but</text:span><text:span text:style-name="T50_12"><text:s/></text:span><text:span text:style-name="T50_13">might</text:span><text:span text:style-name="T50_14"><text:s/></text:span><text:span text:style-name="T50_15">not</text:span><text:span text:style-name="T50_16"><text:s/></text:span><text:span text:style-name="T50_17">always</text:span><text:span text:style-name="T50_18"><text:s/></text:span><text:span text:style-name="T50_19">work</text:span><text:span text:style-name="T50_20"><text:s/></text:span><text:span text:style-name="T50_21">correctly</text:span><text:span text:style-name="T50_22"><text:s/></text:span><text:span text:style-name="T50_23">as</text:span><text:span text:style-name="T50_24"><text:s/></text:span><text:span text:style-name="T50_25">suggestions</text:span><text:span text:style-name="T50_26"><text:s/></text:span><text:span text:style-name="T50_27">for</text:span><text:span text:style-name="T50_28"><text:s/></text:span><text:span text:style-name="T50_29">the</text:span><text:span text:style-name="T50_30"><text:s/></text:span><text:span text:style-name="T50_31">word</text:span><text:span text:style-name="T50_32">,<text:s/></text:span><text:span text:style-name="T50_33">for</text:span><text:span text:style-name="T50_34"><text:s/></text:span><text:span text:style-name="T50_35">example</text:span><text:span text:style-name="T50_36">,<text:s text:c="2"/>“</text:span><text:span text:style-name="T50_37">light</text:span><text:span text:style-name="T50_38">”<text:s/></text:span><text:span text:style-name="T50_39">include</text:span><text:span text:style-name="T50_40"><text:s/></text:span><text:span text:style-name="T50_41">such</text:span><text:span text:style-name="T50_42"><text:s/></text:span><text:span text:style-name="T50_43">words</text:span><text:span text:style-name="T50_44"><text:s/></text:span><text:span text:style-name="T50_45">as</text:span><text:span text:style-name="T50_46"><text:s/>“</text:span><text:span text:style-name="T50_47">caught</text:span><text:span text:style-name="T50_48">”<text:s/></text:span><text:span text:style-name="T50_49">which</text:span><text:span text:style-name="T50_50">,<text:s/></text:span><text:span text:style-name="T50_51">looking</text:span><text:span text:style-name="T50_52"><text:s/></text:span><text:span text:style-name="T50_53">at</text:span><text:span text:style-name="T50_54"><text:s/></text:span><text:span text:style-name="T50_55">the</text:span><text:span text:style-name="T50_56"><text:s/></text:span><text:span text:style-name="T50_57">keyboard</text:span><text:span text:style-name="T50_58"><text:s/></text:span><text:span text:style-name="T50_59">suggests</text:span><text:span text:style-name="T50_60"><text:s/></text:span><text:span text:style-name="T50_61">that</text:span><text:span text:style-name="T50_62"><text:s/></text:span><text:span text:style-name="T50_63">it</text:span><text:span text:style-name="T50_64"><text:s/></text:span><text:span text:style-name="T50_65">is</text:span><text:span text:style-name="T50_66"><text:s/></text:span><text:span text:style-name="T50_67">highly</text:span><text:span text:style-name="T50_68"><text:s/></text:span><text:span text:style-name="T50_69">unlikely</text:span><text:span text:style-name="T50_70"><text:s/></text:span><text:span text:style-name="T50_71">that</text:span><text:span text:style-name="T50_72"><text:s/></text:span><text:span text:style-name="T50_73">a</text:span><text:span text:style-name="T50_74"><text:s/></text:span><text:span text:style-name="T50_75">person</text:span><text:span text:style-name="T50_76"><text:s/></text:span><text:span text:style-name="T50_77">mistyped</text:span><text:span text:style-name="T50_78"><text:s/>“</text:span><text:span text:style-name="T50_79">caught</text:span><text:span text:style-name="T50_80">”<text:s/></text:span><text:span text:style-name="T50_81">for</text:span><text:span text:style-name="T50_82"><text:s/>“</text:span><text:span text:style-name="T50_83">light</text:span><text:span text:style-name="T50_84">”.<text:s/></text:span><text:span text:style-name="T50_85">Therefore</text:span><text:span text:style-name="T50_86">,<text:s/></text:span><text:span text:style-name="T50_87">keyboard</text:span><text:span text:style-name="T50_88"><text:s/></text:span><text:span text:style-name="T50_89">distance</text:span><text:span text:style-name="T50_90"><text:s/></text:span><text:span text:style-name="T50_91">based</text:span><text:span text:style-name="T50_92"><text:s/></text:span><text:span text:style-name="T50_93">spellcheker</text:span><text:span text:style-name="T50_94"><text:s/></text:span><text:span text:style-name="T50_95">has</text:span><text:span text:style-name="T50_96"><text:s/></text:span><text:span text:style-name="T50_97">been</text:span><text:span text:style-name="T50_98"><text:s/></text:span><text:span text:style-name="T50_99">implemented</text:span><text:span text:style-name="T50_100">.<text:s/></text:span><text:span text:style-name="T50_101">It</text:span><text:span text:style-name="T50_102"><text:s/></text:span><text:span text:style-name="T50_103">calculates</text:span><text:span text:style-name="T50_104"><text:s/></text:span><text:span text:style-name="T50_105">the</text:span><text:span text:style-name="T50_106"><text:s/></text:span><text:span text:style-name="T50_107">distance</text:span><text:span text:style-name="T50_108"><text:s/></text:span><text:span text:style-name="T50_109">between</text:span><text:span text:style-name="T50_110"><text:s/></text:span><text:span text:style-name="T50_111">the</text:span><text:span text:style-name="T50_112"><text:s/></text:span><text:span text:style-name="T50_113">keys</text:span><text:span text:style-name="T50_114"><text:s/></text:span><text:span text:style-name="T50_115">on</text:span><text:span text:style-name="T50_116"><text:s/></text:span><text:span text:style-name="T50_117">the</text:span><text:span text:style-name="T50_118"><text:s/></text:span><text:span text:style-name="T50_119">keyboard</text:span><text:span text:style-name="T50_120"><text:s/></text:span><text:span text:style-name="T50_121">and</text:span><text:span text:style-name="T50_122"><text:s/></text:span><text:span text:style-name="T50_123">picks</text:span><text:span text:style-name="T50_124"><text:s/></text:span><text:span text:style-name="T50_125">the</text:span><text:span text:style-name="T50_126"><text:s/></text:span><text:span text:style-name="T50_127">closest</text:span><text:span text:style-name="T50_128"><text:s/></text:span><text:span text:style-name="T50_129">match</text:span><text:span text:style-name="T50_130"><text:s/></text:span><text:span text:style-name="T50_131">to</text:span><text:span text:style-name="T50_132"><text:s/></text:span><text:span text:style-name="T50_133">the</text:span><text:span text:style-name="T50_134"><text:s/></text:span><text:span text:style-name="T50_135">original</text:span><text:span text:style-name="T50_136"><text:s/></text:span><text:span text:style-name="T50_137">user</text:span><text:span text:style-name="T50_138">-</text:span><text:span text:style-name="T50_139">entered</text:span><text:span text:style-name="T50_140"><text:s/></text:span><text:span text:style-name="T50_141">query</text:span><text:span text:style-name="T50_142"><text:s/></text:span><text:span text:style-name="T50_143">term</text:span><text:span text:style-name="T50_144">.<text:s text:c="2"/></text:span></text:p>
      <text:p text:style-name="P51"><text:span text:style-name="T51_1">So</text:span><text:span text:style-name="T51_2"><text:s/></text:span><text:span text:style-name="T51_3">if</text:span><text:span text:style-name="T51_4"><text:s/></text:span><text:span text:style-name="T51_5">the</text:span><text:span text:style-name="T51_6"><text:s/></text:span><text:span text:style-name="T51_7">user</text:span><text:span text:style-name="T51_8"><text:s/></text:span><text:span text:style-name="T51_9">typed</text:span><text:span text:style-name="T51_10"><text:s/></text:span><text:span text:style-name="T51_11">in</text:span><text:span text:style-name="T51_12"><text:s/>“</text:span><text:span text:style-name="T51_13">aummer</text:span><text:span text:style-name="T51_14">”<text:s/></text:span><text:span text:style-name="T51_15">we</text:span><text:span text:style-name="T51_16"><text:s/></text:span><text:span text:style-name="T51_17">assume</text:span><text:span text:style-name="T51_18"><text:s/></text:span><text:span text:style-name="T51_19">that</text:span><text:span text:style-name="T51_20"><text:s/></text:span><text:span text:style-name="T51_21">he</text:span><text:span text:style-name="T51_22"><text:s/></text:span><text:span text:style-name="T51_23">actually</text:span><text:span text:style-name="T51_24"><text:s/></text:span><text:span text:style-name="T51_25">meant</text:span><text:span text:style-name="T51_26"><text:s/>“</text:span><text:span text:style-name="T51_27">summer</text:span><text:span text:style-name="T51_28">”<text:s/></text:span><text:span text:style-name="T51_29">and</text:span><text:span text:style-name="T51_30"><text:s/></text:span><text:span text:style-name="T51_31">add</text:span><text:span text:style-name="T51_32"><text:s/></text:span><text:span text:style-name="T51_33">it</text:span><text:span text:style-name="T51_34"><text:s/></text:span><text:span text:style-name="T51_35">to</text:span><text:span text:style-name="T51_36"><text:s/></text:span><text:span text:style-name="T51_37">the</text:span><text:span text:style-name="T51_38"><text:s/></text:span><text:span text:style-name="T51_39">query</text:span><text:span text:style-name="T51_40">.<text:s text:c="2"/></text:span><text:span text:style-name="T51_41">Some</text:span><text:span text:style-name="T51_42"><text:s/></text:span><text:span text:style-name="T51_43">lucene</text:span><text:span text:style-name="T51_44"><text:s/></text:span><text:span text:style-name="T51_45">boosting</text:span><text:span text:style-name="T51_46"><text:s/></text:span><text:span text:style-name="T51_47">is</text:span><text:span text:style-name="T51_48"><text:s/></text:span><text:span text:style-name="T51_49">added</text:span><text:span text:style-name="T51_50"><text:s/></text:span><text:span text:style-name="T51_51">to</text:span><text:span text:style-name="T51_52"><text:s/></text:span><text:span text:style-name="T51_53">the</text:span><text:span text:style-name="T51_54"><text:s/></text:span><text:span text:style-name="T51_55">corrected</text:span><text:span text:style-name="T51_56"><text:s/></text:span><text:span text:style-name="T51_57">term</text:span><text:span text:style-name="T51_58"><text:s/>(</text:span><text:span text:style-name="T51_59">means</text:span><text:span text:style-name="T51_60"><text:s/></text:span><text:span text:style-name="T51_61">that</text:span><text:span text:style-name="T51_62"><text:s/></text:span><text:span text:style-name="T51_63">documents</text:span><text:span text:style-name="T51_64"><text:s/></text:span><text:span text:style-name="T51_65">matching</text:span><text:span text:style-name="T51_66"><text:s/></text:span><text:span text:style-name="T51_67">the</text:span><text:span text:style-name="T51_68"><text:s/></text:span><text:span text:style-name="T51_69">query</text:span><text:span text:style-name="T51_70"><text:s/></text:span><text:span text:style-name="T51_71">clause</text:span><text:span text:style-name="T51_72"><text:s/></text:span><text:span text:style-name="T51_73">will</text:span><text:span text:style-name="T51_74"><text:s/>(</text:span><text:span text:style-name="T51_75">in</text:span><text:span text:style-name="T51_76"><text:s/></text:span><text:span text:style-name="T51_77">addition</text:span><text:span text:style-name="T51_78"><text:s/></text:span><text:span text:style-name="T51_79">to</text:span><text:span text:style-name="T51_80"><text:s/></text:span><text:span text:style-name="T51_81">the</text:span><text:span text:style-name="T51_82"><text:s/></text:span><text:span text:style-name="T51_83">normal</text:span><text:span text:style-name="T51_84"><text:s/></text:span><text:span text:style-name="T51_85">weightings</text:span><text:span text:style-name="T51_86">)<text:s/></text:span><text:span text:style-name="T51_87">have</text:span><text:span text:style-name="T51_88"><text:s/></text:span><text:span text:style-name="T51_89">their</text:span><text:span text:style-name="T51_90"><text:s/></text:span><text:span text:style-name="T51_91">score</text:span><text:span text:style-name="T51_92"><text:s/></text:span><text:span text:style-name="T51_93">multiplied</text:span><text:span text:style-name="T51_94"><text:s/></text:span><text:span text:style-name="T51_95">by</text:span><text:span text:style-name="T51_96"><text:s/></text:span><text:span text:style-name="T51_97">boost</text:span><text:span text:style-name="T51_98"><text:s/></text:span><text:span text:style-name="T51_99">value</text:span><text:span text:style-name="T51_100"><text:s/></text:span><text:span text:style-name="T51_101">which</text:span><text:span text:style-name="T51_102"><text:s/></text:span><text:span text:style-name="T51_103">will</text:span><text:span text:style-name="T51_104"><text:s/></text:span><text:span text:style-name="T51_105">bring</text:span><text:span text:style-name="T51_106"><text:s/></text:span><text:span text:style-name="T51_107">them</text:span><text:span text:style-name="T51_108"><text:s/></text:span><text:span text:style-name="T51_109">higher</text:span><text:span text:style-name="T51_110"><text:s/></text:span><text:span text:style-name="T51_111">in</text:span><text:span text:style-name="T51_112"><text:s/></text:span><text:span text:style-name="T51_113">search</text:span><text:span text:style-name="T51_114"><text:s/></text:span><text:span text:style-name="T51_115">results</text:span><text:span text:style-name="T51_116">)</text:span><text:span text:style-name="T51_117">.<text:s/></text:span></text:p>
      <text:p text:style-name="P52"><text:span text:style-name="T52_1">Chatspeak</text:span><text:span text:style-name="T52_2"><text:s/></text:span><text:span text:style-name="T52_3">model</text:span><text:span text:style-name="T52_4"><text:s/></text:span><text:span text:style-name="T52_5">was</text:span><text:span text:style-name="T52_6"><text:s/></text:span><text:span text:style-name="T52_7">added</text:span><text:span text:style-name="T52_8"><text:s/></text:span><text:span text:style-name="T52_9">to</text:span><text:span text:style-name="T52_10"><text:s/></text:span><text:span text:style-name="T52_11">catch</text:span><text:span text:style-name="T52_12"><text:s/></text:span><text:span text:style-name="T52_13">the</text:span><text:span text:style-name="T52_14"><text:s/></text:span><text:span text:style-name="T52_15">most</text:span><text:span text:style-name="T52_16"><text:s/></text:span><text:span text:style-name="T52_17">popular</text:span><text:span text:style-name="T52_18"><text:s/></text:span><text:span text:style-name="T52_19">phrases</text:span><text:span text:style-name="T52_20"><text:s/></text:span><text:span text:style-name="T52_21">that</text:span><text:span text:style-name="T52_22"><text:s/></text:span><text:span text:style-name="T52_23">are</text:span><text:span text:style-name="T52_24"><text:s/></text:span><text:span text:style-name="T52_25">usually</text:span><text:span text:style-name="T52_26"><text:s/></text:span><text:span text:style-name="T52_27">abbreviated</text:span><text:span text:style-name="T52_28"><text:s/></text:span><text:span text:style-name="T52_29">when</text:span><text:span text:style-name="T52_30"><text:s/></text:span><text:span text:style-name="T52_31">posting</text:span><text:span text:style-name="T52_32"><text:s/></text:span><text:span text:style-name="T52_33">on</text:span><text:span text:style-name="T52_34"><text:s/></text:span><text:span text:style-name="T52_35">twitter</text:span><text:span text:style-name="T52_36">,</text:span><text:span text:style-name="T52_37">facebook</text:span><text:span text:style-name="T52_38"><text:s/></text:span><text:span text:style-name="T52_39">etc</text:span><text:span text:style-name="T52_40">.<text:s/></text:span><text:span text:style-name="T52_41">These</text:span><text:span text:style-name="T52_42"><text:s/></text:span><text:span text:style-name="T52_43">are</text:span><text:span text:style-name="T52_44"><text:s/></text:span><text:span text:style-name="T52_45">added</text:span><text:span text:style-name="T52_46"><text:s/></text:span><text:span text:style-name="T52_47">to</text:span><text:span text:style-name="T52_48"><text:s/></text:span><text:span text:style-name="T52_49">the</text:span><text:span text:style-name="T52_50"><text:s/></text:span><text:span text:style-name="T52_51">spelling</text:span><text:span text:style-name="T52_52"><text:s/></text:span><text:span text:style-name="T52_53">variations</text:span><text:span text:style-name="T52_54"><text:s/></text:span><text:span text:style-name="T52_55">if</text:span><text:span text:style-name="T52_56"><text:s/></text:span><text:span text:style-name="T52_57">distributional</text:span><text:span text:style-name="T52_58"><text:s/></text:span><text:span text:style-name="T52_59">semantics</text:span><text:span text:style-name="T52_60"><text:s/></text:span><text:span text:style-name="T52_61">model</text:span><text:span text:style-name="T52_62"><text:s/></text:span><text:span text:style-name="T52_63">was</text:span><text:span text:style-name="T52_64"><text:s/></text:span><text:span text:style-name="T52_65">uploaded</text:span><text:span text:style-name="T52_66"><text:s/></text:span><text:span text:style-name="T52_67">as</text:span><text:span text:style-name="T52_68"><text:s/></text:span><text:span text:style-name="T52_69">well</text:span><text:span text:style-name="T52_70"><text:s/></text:span><text:span text:style-name="T52_71">at</text:span><text:span text:style-name="T52_72"><text:s/></text:span><text:span text:style-name="T52_73">the</text:span><text:span text:style-name="T52_74"><text:s/></text:span><text:span text:style-name="T52_75">time</text:span><text:span text:style-name="T52_76"><text:s/></text:span><text:span text:style-name="T52_77">of</text:span><text:span text:style-name="T52_78"><text:s/></text:span><text:span text:style-name="T52_79">expanding</text:span><text:span text:style-name="T52_80"><text:s/></text:span><text:span text:style-name="T52_81">the</text:span><text:span text:style-name="T52_82"><text:s/></text:span><text:span text:style-name="T52_83">original</text:span><text:span text:style-name="T52_84"><text:s/></text:span><text:span text:style-name="T52_85">query</text:span><text:span text:style-name="T52_86"><text:s/>(</text:span><text:span text:style-name="T52_87">QueryBuilder</text:span><text:span text:style-name="T52_88"><text:s/></text:span><text:span text:style-name="T52_89">class</text:span><text:span text:style-name="T52_90">)<text:s/></text:span><text:span text:style-name="T52_91">for</text:span><text:span text:style-name="T52_92"><text:s/></text:span><text:span text:style-name="T52_93">the</text:span><text:span text:style-name="T52_94"><text:s/></text:span><text:span text:style-name="T52_95">cases</text:span><text:span text:style-name="T52_96"><text:s/></text:span><text:span text:style-name="T52_97">when</text:span><text:span text:style-name="T52_98"><text:s/></text:span><text:span text:style-name="T52_99">user</text:span><text:span text:style-name="T52_100"><text:s/></text:span><text:span text:style-name="T52_101">selects</text:span><text:span text:style-name="T52_102"><text:s/></text:span><text:span text:style-name="T52_103">not</text:span><text:span text:style-name="T52_104"><text:s/></text:span><text:span text:style-name="T52_105">to</text:span><text:span text:style-name="T52_106"><text:s/></text:span><text:span text:style-name="T52_107">upload</text:span><text:span text:style-name="T52_108"><text:s/></text:span><text:span text:style-name="T52_109">a</text:span><text:span text:style-name="T52_110"><text:s/></text:span><text:span text:style-name="T52_111">model</text:span><text:span text:style-name="T52_112"><text:s/></text:span><text:span text:style-name="T52_113">for</text:span><text:span text:style-name="T52_114"><text:s/></text:span><text:span text:style-name="T52_115">semantics</text:span><text:span text:style-name="T52_116">.<text:s text:c="2"/></text:span></text:p>
      <text:p text:style-name="P53"/>
      <text:p text:style-name="P54"><text:span text:style-name="T54_1">Distributional</text:span><text:span text:style-name="T54_2"><text:s/></text:span><text:span text:style-name="T54_3">semantics</text:span><text:span text:style-name="T54_4"><text:s/></text:span><text:span text:style-name="T54_5">model</text:span><text:span text:style-name="T54_6"><text:s/></text:span><text:span text:style-name="T54_7">and</text:span><text:span text:style-name="T54_8"><text:s/></text:span><text:span text:style-name="T54_9">its</text:span><text:span text:style-name="T54_10"><text:s/></text:span><text:span text:style-name="T54_11">usage</text:span><text:span text:style-name="T54_12"><text:s/></text:span></text:p>
      <text:p text:style-name="P55"><text:span text:style-name="T55_1">The</text:span><text:span text:style-name="T55_2"><text:s/></text:span><text:span text:style-name="T55_3">model</text:span><text:span text:style-name="T55_4"><text:s/></text:span><text:span text:style-name="T55_5">is</text:span><text:span text:style-name="T55_6"><text:s/></text:span><text:span text:style-name="T55_7">used</text:span><text:span text:style-name="T55_8"><text:s/></text:span><text:span text:style-name="T55_9">for</text:span><text:span text:style-name="T55_10"><text:s/></text:span><text:span text:style-name="T55_11">suggesting</text:span><text:span text:style-name="T55_12"><text:s/></text:span><text:span text:style-name="T55_13">terms</text:span><text:span text:style-name="T55_14"><text:s/></text:span><text:span text:style-name="T55_15">that</text:span><text:span text:style-name="T55_16"><text:s/></text:span><text:span text:style-name="T55_17">a</text:span><text:span text:style-name="T55_18"><text:s/></text:span><text:span text:style-name="T55_19">user</text:span><text:span text:style-name="T55_20"><text:s/></text:span><text:span text:style-name="T55_21">might</text:span><text:span text:style-name="T55_22"><text:s/></text:span><text:span text:style-name="T55_23">be</text:span><text:span text:style-name="T55_24"><text:s/></text:span><text:span text:style-name="T55_25">interested</text:span><text:span text:style-name="T55_26"><text:s/></text:span><text:span text:style-name="T55_27">in</text:span><text:span text:style-name="T55_28"><text:s/></text:span><text:span text:style-name="T55_29">searching</text:span><text:span text:style-name="T55_30"><text:s/></text:span><text:span text:style-name="T55_31">for</text:span><text:span text:style-name="T55_32"><text:s/></text:span><text:span text:style-name="T55_33">based</text:span><text:span text:style-name="T55_34"><text:s/></text:span><text:span text:style-name="T55_35">on</text:span><text:span text:style-name="T55_36"><text:s/></text:span><text:span text:style-name="T55_37">the</text:span><text:span text:style-name="T55_38"><text:s/></text:span><text:span text:style-name="T55_39">user</text:span><text:span text:style-name="T55_40">’</text:span><text:span text:style-name="T55_41">s</text:span><text:span text:style-name="T55_42"><text:s/></text:span><text:span text:style-name="T55_43">last</text:span><text:span text:style-name="T55_44"><text:s/></text:span><text:span text:style-name="T55_45">search</text:span><text:span text:style-name="T55_46"><text:s/></text:span><text:span text:style-name="T55_47">query</text:span><text:span text:style-name="T55_48">.<text:s/></text:span><text:span text:style-name="T55_49">These</text:span><text:span text:style-name="T55_50"><text:s/></text:span><text:span text:style-name="T55_51">suggestions</text:span><text:span text:style-name="T55_52"><text:s/></text:span><text:span text:style-name="T55_53">might</text:span><text:span text:style-name="T55_54"><text:s/></text:span><text:span text:style-name="T55_55">potentially</text:span><text:span text:style-name="T55_56"><text:s/></text:span><text:span text:style-name="T55_57">bring</text:span><text:span text:style-name="T55_58"><text:s/></text:span><text:span text:style-name="T55_59">more</text:span><text:span text:style-name="T55_60"><text:s/></text:span><text:span text:style-name="T55_61">relevant</text:span><text:span text:style-name="T55_62"><text:s/></text:span><text:span text:style-name="T55_63">results</text:span><text:span text:style-name="T55_64"><text:s/></text:span><text:span text:style-name="T55_65">to</text:span><text:span text:style-name="T55_66"><text:s/></text:span><text:span text:style-name="T55_67">the</text:span><text:span text:style-name="T55_68"><text:s/></text:span><text:span text:style-name="T55_69">user</text:span><text:span text:style-name="T55_70">.<text:s/></text:span><text:span text:style-name="T55_71">The</text:span><text:span text:style-name="T55_72"><text:s/></text:span><text:span text:style-name="T55_73">UI</text:span><text:span text:style-name="T55_74"><text:s/></text:span><text:span text:style-name="T55_75">allows</text:span><text:span text:style-name="T55_76"><text:s/></text:span><text:span text:style-name="T55_77">the</text:span><text:span text:style-name="T55_78"><text:s/></text:span><text:span text:style-name="T55_79">user</text:span><text:span text:style-name="T55_80"><text:s/></text:span><text:span text:style-name="T55_81">to</text:span><text:span text:style-name="T55_82"><text:s/></text:span><text:span text:style-name="T55_83">select</text:span><text:span text:style-name="T55_84"><text:s/></text:span><text:span text:style-name="T55_85">a</text:span><text:span text:style-name="T55_86"><text:s/></text:span><text:span text:style-name="T55_87">number</text:span><text:span text:style-name="T55_88"><text:s/></text:span><text:span text:style-name="T55_89">of</text:span><text:span text:style-name="T55_90"><text:s/></text:span><text:span text:style-name="T55_91">suggestions</text:span><text:span text:style-name="T55_92"><text:s/></text:span><text:span text:style-name="T55_93">they</text:span><text:span text:style-name="T55_94"><text:s/></text:span><text:span text:style-name="T55_95">would</text:span><text:span text:style-name="T55_96"><text:s/></text:span><text:span text:style-name="T55_97">prefer</text:span><text:span text:style-name="T55_98"><text:s/></text:span><text:span text:style-name="T55_99">to</text:span><text:span text:style-name="T55_100"><text:s/></text:span><text:span text:style-name="T55_101">be</text:span><text:span text:style-name="T55_102"><text:s/></text:span><text:span text:style-name="T55_103">generated</text:span><text:span text:style-name="T55_104"><text:s/></text:span><text:span text:style-name="T55_105">and</text:span><text:span text:style-name="T55_106"><text:s/></text:span><text:span text:style-name="T55_107">whether</text:span><text:span text:style-name="T55_108"><text:s/></text:span><text:span text:style-name="T55_109">they</text:span><text:span text:style-name="T55_110"><text:s/></text:span><text:span text:style-name="T55_111">would</text:span><text:span text:style-name="T55_112"><text:s/></text:span><text:span text:style-name="T55_113">like</text:span><text:span text:style-name="T55_114"><text:s/></text:span><text:span text:style-name="T55_115">to</text:span><text:span text:style-name="T55_116"><text:s/></text:span><text:span text:style-name="T55_117">separate</text:span><text:span text:style-name="T55_118"><text:s/></text:span><text:span text:style-name="T55_119">spelling</text:span><text:span text:style-name="T55_120"><text:s/></text:span><text:span text:style-name="T55_121">suggestions</text:span><text:span text:style-name="T55_122">.<text:s/></text:span><text:span text:style-name="T55_123">The</text:span><text:span text:style-name="T55_124"><text:s/></text:span><text:span text:style-name="T55_125">generation</text:span><text:span text:style-name="T55_126"><text:s/></text:span><text:span text:style-name="T55_127">of</text:span><text:span text:style-name="T55_128"><text:s/></text:span><text:span text:style-name="T55_129">spelling</text:span><text:span text:style-name="T55_130"><text:s/></text:span><text:span text:style-name="T55_131">suggestions</text:span><text:span text:style-name="T55_132"><text:s/></text:span><text:span text:style-name="T55_133">is</text:span><text:span text:style-name="T55_134"><text:s/></text:span><text:span text:style-name="T55_135">based</text:span><text:span text:style-name="T55_136"><text:s/></text:span><text:span text:style-name="T55_137">on</text:span><text:span text:style-name="T55_138"><text:s/></text:span><text:span text:style-name="T55_139">the</text:span><text:span text:style-name="T55_140"><text:s/></text:span><text:span text:style-name="T55_141">edit</text:span><text:span text:style-name="T55_142"><text:s/></text:span><text:span text:style-name="T55_143">distance</text:span><text:span text:style-name="T55_144">.<text:s/></text:span><text:span text:style-name="T55_145">The</text:span><text:span text:style-name="T55_146"><text:s/></text:span><text:span text:style-name="T55_147">edit</text:span><text:span text:style-name="T55_148"><text:s/></text:span><text:span text:style-name="T55_149">distance</text:span><text:span text:style-name="T55_150"><text:s/></text:span><text:span text:style-name="T55_151">and</text:span><text:span text:style-name="T55_152"><text:s/></text:span><text:span text:style-name="T55_153">a</text:span><text:span text:style-name="T55_154"><text:s/></text:span><text:span text:style-name="T55_155">size</text:span><text:span text:style-name="T55_156"><text:s/></text:span><text:span text:style-name="T55_157">of</text:span><text:span text:style-name="T55_158"><text:s/></text:span><text:span text:style-name="T55_159">spelling</text:span><text:span text:style-name="T55_160"><text:s/></text:span><text:span text:style-name="T55_161">suggestions</text:span><text:span text:style-name="T55_162"><text:s/></text:span><text:span text:style-name="T55_163">set</text:span><text:span text:style-name="T55_164"><text:s/></text:span><text:span text:style-name="T55_165">are</text:span><text:span text:style-name="T55_166"><text:s/></text:span><text:span text:style-name="T55_167">configurable</text:span><text:span text:style-name="T55_168"><text:s/></text:span><text:span text:style-name="T55_169">from</text:span><text:span text:style-name="T55_170"><text:s/></text:span><text:span text:style-name="T55_171">the</text:span><text:span text:style-name="T55_172"><text:s/></text:span><text:span text:style-name="T55_173">UI</text:span><text:span text:style-name="T55_174">.<text:s/></text:span></text:p>
      <text:p text:style-name="P56"/>
      <text:p text:style-name="P57"><text:span text:style-name="T57_1">The</text:span><text:span text:style-name="T57_2"><text:s/></text:span><text:span text:style-name="T57_3">class</text:span><text:span text:style-name="T57_4"><text:s/></text:span><text:span text:style-name="T57_5">that</text:span><text:span text:style-name="T57_6"><text:s/></text:span><text:span text:style-name="T57_7">is</text:span><text:span text:style-name="T57_8"><text:s/></text:span><text:span text:style-name="T57_9">responsible</text:span><text:span text:style-name="T57_10"><text:s/></text:span><text:span text:style-name="T57_11">for</text:span><text:span text:style-name="T57_12"><text:s/></text:span><text:span text:style-name="T57_13">interacting</text:span><text:span text:style-name="T57_14"><text:s/></text:span><text:span text:style-name="T57_15">with</text:span><text:span text:style-name="T57_16"><text:s/></text:span><text:span text:style-name="T57_17">the</text:span><text:span text:style-name="T57_18"><text:s/></text:span><text:span text:style-name="T57_19">data</text:span><text:span text:style-name="T57_20"><text:s/></text:span><text:span text:style-name="T57_21">from</text:span><text:span text:style-name="T57_22"><text:s/></text:span><text:span text:style-name="T57_23">the</text:span><text:span text:style-name="T57_24"><text:s/></text:span><text:span text:style-name="T57_25">model</text:span><text:span text:style-name="T57_26"><text:s/></text:span><text:span text:style-name="T57_27">is</text:span><text:span text:style-name="T57_28"><text:s/></text:span><text:span text:style-name="T57_29">called</text:span><text:span text:style-name="T57_30"><text:s/></text:span><text:span text:style-name="T57_31">NeighbourSearcher</text:span><text:span text:style-name="T57_32"><text:s/></text:span><text:span text:style-name="T57_33">which</text:span><text:span text:style-name="T57_34"><text:s/></text:span><text:span text:style-name="T57_35">contains</text:span><text:span text:style-name="T57_36"><text:s/></text:span><text:span text:style-name="T57_37">multiple</text:span><text:span text:style-name="T57_38"><text:s/></text:span><text:span text:style-name="T57_39">constructors</text:span><text:span text:style-name="T57_40"><text:s/></text:span><text:span text:style-name="T57_41">for</text:span><text:span text:style-name="T57_42"><text:s/></text:span><text:span text:style-name="T57_43">its</text:span><text:span text:style-name="T57_44"><text:s/></text:span><text:span text:style-name="T57_45">creation</text:span><text:span text:style-name="T57_46">.<text:s/></text:span><text:span text:style-name="T57_47">Depeanding</text:span><text:span text:style-name="T57_48"><text:s/></text:span><text:span text:style-name="T57_49">on</text:span><text:span text:style-name="T57_50"><text:s/></text:span><text:span text:style-name="T57_51">the</text:span><text:span text:style-name="T57_52"><text:s/></text:span><text:span text:style-name="T57_53">constructor</text:span><text:span text:style-name="T57_54"><text:s/></text:span><text:span text:style-name="T57_55">you</text:span><text:span text:style-name="T57_56"><text:s/></text:span><text:span text:style-name="T57_57">use</text:span><text:span text:style-name="T57_58">,<text:s/></text:span><text:span text:style-name="T57_59">you</text:span><text:span text:style-name="T57_60"><text:s/></text:span><text:span text:style-name="T57_61">can</text:span><text:span text:style-name="T57_62"><text:s/></text:span><text:span text:style-name="T57_63">customise</text:span><text:span text:style-name="T57_64"><text:s/></text:span><text:span text:style-name="T57_65">the</text:span><text:span text:style-name="T57_66"><text:s/></text:span><text:span text:style-name="T57_67">number</text:span><text:span text:style-name="T57_68"><text:s/></text:span><text:span text:style-name="T57_69">of</text:span><text:span text:style-name="T57_70"><text:s/></text:span><text:span text:style-name="T57_71">spelling</text:span><text:span text:style-name="T57_72"><text:s/></text:span><text:span text:style-name="T57_73">suggestions</text:span><text:span text:style-name="T57_74"><text:s/></text:span><text:span text:style-name="T57_75">generated</text:span><text:span text:style-name="T57_76">,<text:s/></text:span><text:span text:style-name="T57_77">edit</text:span><text:span text:style-name="T57_78"><text:s/></text:span><text:span text:style-name="T57_79">distance</text:span><text:span text:style-name="T57_80"><text:s/></text:span><text:span text:style-name="T57_81">and</text:span><text:span text:style-name="T57_82"><text:s/></text:span><text:span text:style-name="T57_83">the</text:span><text:span text:style-name="T57_84"><text:s/></text:span><text:span text:style-name="T57_85">number</text:span><text:span text:style-name="T57_86"><text:s/></text:span><text:span text:style-name="T57_87">of</text:span><text:span text:style-name="T57_88"><text:s/></text:span><text:span text:style-name="T57_89">neighbours</text:span><text:span text:style-name="T57_90"><text:s/></text:span><text:span text:style-name="T57_91">to</text:span><text:span text:style-name="T57_92"><text:s/></text:span><text:span text:style-name="T57_93">be</text:span><text:span text:style-name="T57_94"><text:s/></text:span><text:span text:style-name="T57_95">generated</text:span><text:span text:style-name="T57_96">.<text:s/></text:span><text:span text:style-name="T57_97">The</text:span><text:span text:style-name="T57_98"><text:s/></text:span><text:span text:style-name="T57_99">default</text:span><text:span text:style-name="T57_100"><text:s/></text:span><text:span text:style-name="T57_101">values</text:span><text:span text:style-name="T57_102"><text:s/></text:span><text:span text:style-name="T57_103">are</text:span><text:span text:style-name="T57_104">:</text:span></text:p>
      <text:list text:style-name="LS2" xml:id="list3">
        <text:list-item>
          <text:p text:style-name="P58"><text:span text:style-name="T58_1">Number</text:span><text:span text:style-name="T58_2"><text:s/></text:span><text:span text:style-name="T58_3">of</text:span><text:span text:style-name="T58_4"><text:s/></text:span><text:span text:style-name="T58_5">neighbour</text:span><text:span text:style-name="T58_6"><text:s/></text:span><text:span text:style-name="T58_7">suggestions</text:span><text:span text:style-name="T58_8"><text:s/></text:span><text:span text:style-name="T58_9">to</text:span><text:span text:style-name="T58_10"><text:s/></text:span><text:span text:style-name="T58_11">generate</text:span><text:span text:style-name="T58_12">:<text:s/>3</text:span></text:p>
        </text:list-item>
        <text:list-item>
          <text:p text:style-name="P59"><text:span text:style-name="T59_1">Number</text:span><text:span text:style-name="T59_2"><text:s/></text:span><text:span text:style-name="T59_3">of</text:span><text:span text:style-name="T59_4"><text:s/></text:span><text:span text:style-name="T59_5">spelling</text:span><text:span text:style-name="T59_6"><text:s/></text:span><text:span text:style-name="T59_7">variations</text:span><text:span text:style-name="T59_8"><text:s/></text:span><text:span text:style-name="T59_9">to</text:span><text:span text:style-name="T59_10"><text:s/></text:span><text:span text:style-name="T59_11">offer</text:span><text:span text:style-name="T59_12">:<text:s/>5</text:span></text:p>
        </text:list-item>
        <text:list-item>
          <text:p text:style-name="P60"><text:span text:style-name="T60_1">Default</text:span><text:span text:style-name="T60_2"><text:s/></text:span><text:span text:style-name="T60_3">edit</text:span><text:span text:style-name="T60_4"><text:s/></text:span><text:span text:style-name="T60_5">distance</text:span><text:span text:style-name="T60_6">:<text:s/>3</text:span></text:p>
        </text:list-item>
      </text:list>
      <text:p text:style-name="P61"/>
      <text:p text:style-name="P62"><text:span text:style-name="T62_1">Tests</text:span><text:span text:style-name="T62_2"><text:s/></text:span></text:p>
      <text:p text:style-name="P63"><text:span text:style-name="T63_1">All</text:span><text:span text:style-name="T63_2"><text:s/></text:span><text:span text:style-name="T63_3">tests</text:span><text:span text:style-name="T63_4"><text:s/></text:span><text:span text:style-name="T63_5">are</text:span><text:span text:style-name="T63_6"><text:s/></text:span><text:span text:style-name="T63_7">in</text:span><text:span text:style-name="T63_8"><text:s/></text:span><text:span text:style-name="T63_9">the</text:span><text:span text:style-name="T63_10"><text:s/></text:span><text:span text:style-name="T63_11">test</text:span><text:span text:style-name="T63_12"><text:s/></text:span><text:span text:style-name="T63_13">package</text:span><text:span text:style-name="T63_14">,<text:s/></text:span><text:span text:style-name="T63_15">some</text:span><text:span text:style-name="T63_16"><text:s/></text:span><text:span text:style-name="T63_17">of</text:span><text:span text:style-name="T63_18"><text:s/></text:span><text:span text:style-name="T63_19">them</text:span><text:span text:style-name="T63_20"><text:s/></text:span><text:span text:style-name="T63_21">might</text:span><text:span text:style-name="T63_22"><text:s/></text:span><text:span text:style-name="T63_23">take</text:span><text:span text:style-name="T63_24"><text:s/></text:span><text:span text:style-name="T63_25">quite</text:span><text:span text:style-name="T63_26"><text:s/></text:span><text:span text:style-name="T63_27">some</text:span><text:span text:style-name="T63_28"><text:s/></text:span><text:span text:style-name="T63_29">time</text:span><text:span text:style-name="T63_30"><text:s/></text:span><text:span text:style-name="T63_31">to</text:span><text:span text:style-name="T63_32"><text:s/></text:span><text:span text:style-name="T63_33">run</text:span><text:span text:style-name="T63_34"><text:s/></text:span><text:span text:style-name="T63_35">due</text:span><text:span text:style-name="T63_36"><text:s/></text:span><text:span text:style-name="T63_37">to</text:span><text:span text:style-name="T63_38"><text:s/></text:span><text:span text:style-name="T63_39">the</text:span><text:span text:style-name="T63_40"><text:s/></text:span><text:span text:style-name="T63_41">fact</text:span><text:span text:style-name="T63_42"><text:s/></text:span><text:span text:style-name="T63_43">that</text:span><text:span text:style-name="T63_44"><text:s/></text:span><text:span text:style-name="T63_45">big</text:span><text:span text:style-name="T63_46"><text:s/></text:span><text:span text:style-name="T63_47">files</text:span><text:span text:style-name="T63_48"><text:s/></text:span><text:span text:style-name="T63_49">are</text:span><text:span text:style-name="T63_50"><text:s/></text:span><text:span text:style-name="T63_51">read</text:span><text:span text:style-name="T63_52"><text:s/></text:span><text:span text:style-name="T63_53">during</text:span><text:span text:style-name="T63_54"><text:s/></text:span><text:span text:style-name="T63_55">the</text:span><text:span text:style-name="T63_56"><text:s/></text:span><text:span text:style-name="T63_57">test</text:span><text:span text:style-name="T63_58">.<text:s/></text:span><text:span text:style-name="T63_59">There</text:span><text:span text:style-name="T63_60"><text:s/></text:span><text:span text:style-name="T63_61">is</text:span><text:span text:style-name="T63_62"><text:s/></text:span><text:span text:style-name="T63_63">some</text:span><text:span text:style-name="T63_64"><text:s/></text:span><text:span text:style-name="T63_65">mocking</text:span><text:span text:style-name="T63_66"><text:s/></text:span><text:span text:style-name="T63_67">but</text:span><text:span text:style-name="T63_68"><text:s/></text:span><text:span text:style-name="T63_69">in</text:span><text:span text:style-name="T63_70"><text:s/></text:span><text:span text:style-name="T63_71">most</text:span><text:span text:style-name="T63_72"><text:s/></text:span><text:span text:style-name="T63_73">cases</text:span><text:span text:style-name="T63_74"><text:s/></text:span><text:span text:style-name="T63_75">everything</text:span><text:span text:style-name="T63_76"><text:s/></text:span><text:span text:style-name="T63_77">is</text:span><text:span text:style-name="T63_78"><text:s/></text:span><text:span text:style-name="T63_79">invoked</text:span><text:span text:style-name="T63_80"><text:s/></text:span><text:span text:style-name="T63_81">on</text:span><text:span text:style-name="T63_82"><text:s/></text:span><text:span text:style-name="T63_83">real</text:span><text:span text:style-name="T63_84"><text:s/></text:span><text:span text:style-name="T63_85">objects</text:span><text:span text:style-name="T63_86"><text:s/></text:span></text:p>
      <text:p text:style-name="P64"/>
      <text:p text:style-name="P65"><text:span text:style-name="T65_1">Sorl</text:span></text:p>
      <text:p text:style-name="P66"><text:span text:style-name="T66_1">Initial</text:span><text:span text:style-name="T66_2"><text:s/></text:span><text:span text:style-name="T66_3">work</text:span><text:span text:style-name="T66_4"><text:s/></text:span><text:span text:style-name="T66_5">was</text:span><text:span text:style-name="T66_6"><text:s/></text:span><text:span text:style-name="T66_7">done</text:span><text:span text:style-name="T66_8"><text:s/></text:span><text:span text:style-name="T66_9">using</text:span><text:span text:style-name="T66_10"><text:s/></text:span><text:span text:style-name="T66_11">solr</text:span><text:span text:style-name="T66_12"><text:s/></text:span><text:span text:style-name="T66_13">instead</text:span><text:span text:style-name="T66_14"><text:s/></text:span><text:span text:style-name="T66_15">of</text:span><text:span text:style-name="T66_16"><text:s/></text:span><text:span text:style-name="T66_17">lucene</text:span><text:span text:style-name="T66_18"><text:s/></text:span><text:span text:style-name="T66_19">but</text:span><text:span text:style-name="T66_20"><text:s/></text:span><text:span text:style-name="T66_21">due</text:span><text:span text:style-name="T66_22"><text:s/></text:span><text:span text:style-name="T66_23">to</text:span><text:span text:style-name="T66_24"><text:s/></text:span><text:span text:style-name="T66_25">it</text:span><text:span text:style-name="T66_26"><text:s/></text:span><text:span text:style-name="T66_27">being</text:span><text:span text:style-name="T66_28"><text:s/></text:span><text:span text:style-name="T66_29">a</text:span><text:span text:style-name="T66_30"><text:s/></text:span><text:span text:style-name="T66_31">server</text:span><text:span text:style-name="T66_32"><text:s/></text:span><text:span text:style-name="T66_33">and</text:span><text:span text:style-name="T66_34"><text:s/></text:span><text:span text:style-name="T66_35">one</text:span><text:span text:style-name="T66_36"><text:s/></text:span><text:span text:style-name="T66_37">of</text:span><text:span text:style-name="T66_38"><text:s/></text:span><text:span text:style-name="T66_39">the</text:span><text:span text:style-name="T66_40"><text:s/></text:span><text:span text:style-name="T66_41">goals</text:span><text:span text:style-name="T66_42"><text:s/></text:span><text:span text:style-name="T66_43">of</text:span><text:span text:style-name="T66_44"><text:s/></text:span><text:span text:style-name="T66_45">the</text:span><text:span text:style-name="T66_46"><text:s/></text:span><text:span text:style-name="T66_47">app</text:span><text:span text:style-name="T66_48"><text:s/></text:span><text:span text:style-name="T66_49">was</text:span><text:span text:style-name="T66_50"><text:s/></text:span><text:span text:style-name="T66_51">to</text:span><text:span text:style-name="T66_52"><text:s/></text:span><text:span text:style-name="T66_53">make</text:span><text:span text:style-name="T66_54"><text:s/></text:span><text:span text:style-name="T66_55">it</text:span><text:span text:style-name="T66_56"><text:s/></text:span><text:span text:style-name="T66_57">possible</text:span><text:span text:style-name="T66_58"><text:s/></text:span><text:span text:style-name="T66_59">to</text:span><text:span text:style-name="T66_60"><text:s/></text:span><text:span text:style-name="T66_61">run</text:span><text:span text:style-name="T66_62"><text:s/></text:span><text:span text:style-name="T66_63">it</text:span><text:span text:style-name="T66_64"><text:s/></text:span><text:span text:style-name="T66_65">ithout</text:span><text:span text:style-name="T66_66"><text:s/></text:span><text:span text:style-name="T66_67">diffucult</text:span><text:span text:style-name="T66_68"><text:s/></text:span><text:span text:style-name="T66_69">setup</text:span><text:span text:style-name="T66_70"><text:s/></text:span><text:span text:style-name="T66_71">on</text:span><text:span text:style-name="T66_72"><text:s/></text:span><text:span text:style-name="T66_73">user</text:span><text:span text:style-name="T66_74">’</text:span><text:span text:style-name="T66_75">s</text:span><text:span text:style-name="T66_76"><text:s/></text:span><text:span text:style-name="T66_77">desktop</text:span><text:span text:style-name="T66_78"><text:s/></text:span><text:span text:style-name="T66_79">PC</text:span><text:span text:style-name="T66_80">,<text:s text:c="2"/></text:span><text:span text:style-name="T66_81">it</text:span><text:span text:style-name="T66_82"><text:s/></text:span><text:span text:style-name="T66_83">was</text:span><text:span text:style-name="T66_84"><text:s/></text:span><text:span text:style-name="T66_85">decided</text:span><text:span text:style-name="T66_86"><text:s/></text:span><text:span text:style-name="T66_87">that</text:span><text:span text:style-name="T66_88"><text:s/></text:span><text:span text:style-name="T66_89">lucene</text:span><text:span text:style-name="T66_90"><text:s/></text:span><text:span text:style-name="T66_91">is</text:span><text:span text:style-name="T66_92"><text:s/></text:span><text:span text:style-name="T66_93">a</text:span><text:span text:style-name="T66_94"><text:s/></text:span><text:span text:style-name="T66_95">better</text:span><text:span text:style-name="T66_96"><text:s/></text:span><text:span text:style-name="T66_97">choice</text:span><text:span text:style-name="T66_98"><text:s/></text:span><text:span text:style-name="T66_99">due</text:span><text:span text:style-name="T66_100"><text:s/></text:span><text:span text:style-name="T66_101">to</text:span><text:span text:style-name="T66_102"><text:s/></text:span><text:span text:style-name="T66_103">less</text:span><text:span text:style-name="T66_104"><text:s/></text:span><text:span text:style-name="T66_105">configuration</text:span><text:span text:style-name="T66_106"><text:s/></text:span><text:span text:style-name="T66_107">and</text:span><text:span text:style-name="T66_108"><text:s/></text:span><text:span text:style-name="T66_109">no</text:span><text:span text:style-name="T66_110"><text:s/></text:span><text:span text:style-name="T66_111">need</text:span><text:span text:style-name="T66_112"><text:s/></text:span><text:span text:style-name="T66_113">to</text:span><text:span text:style-name="T66_114"><text:s/></text:span><text:span text:style-name="T66_115">set</text:span><text:span text:style-name="T66_116"><text:s/></text:span><text:span text:style-name="T66_117">up</text:span><text:span text:style-name="T66_118"><text:s/></text:span><text:span text:style-name="T66_119">a</text:span><text:span text:style-name="T66_120"><text:s/></text:span><text:span text:style-name="T66_121">server</text:span><text:span text:style-name="T66_122">.<text:s text:c="3"/></text:span><text:span text:style-name="T66_123">The</text:span><text:span text:style-name="T66_124"><text:s/></text:span><text:span text:style-name="T66_125">application</text:span><text:span text:style-name="T66_126"><text:s/></text:span><text:span text:style-name="T66_127">can</text:span><text:span text:style-name="T66_128"><text:s/></text:span><text:span text:style-name="T66_129">be</text:span><text:span text:style-name="T66_130"><text:s/></text:span><text:span text:style-name="T66_131">converted</text:span><text:span text:style-name="T66_132"><text:s/></text:span><text:span text:style-name="T66_133">to</text:span><text:span text:style-name="T66_134"><text:s/></text:span><text:span text:style-name="T66_135">work</text:span><text:span text:style-name="T66_136"><text:s/></text:span><text:span text:style-name="T66_137">with</text:span><text:span text:style-name="T66_138"><text:s/></text:span><text:span text:style-name="T66_139">Solr</text:span><text:span text:style-name="T66_140"><text:s/></text:span><text:span text:style-name="T66_141">instead</text:span><text:span text:style-name="T66_142"><text:s/></text:span><text:span text:style-name="T66_143">of</text:span><text:span text:style-name="T66_144"><text:s/></text:span><text:span text:style-name="T66_145">lucene</text:span><text:span text:style-name="T66_146"><text:s/></text:span><text:span text:style-name="T66_147">by</text:span><text:span text:style-name="T66_148"><text:s/></text:span><text:span text:style-name="T66_149">extracting</text:span><text:span text:style-name="T66_150"><text:s/></text:span><text:span text:style-name="T66_151">the</text:span><text:span text:style-name="T66_152"><text:s/></text:span><text:span text:style-name="T66_153">logic</text:span><text:span text:style-name="T66_154"><text:s/></text:span><text:span text:style-name="T66_155">of</text:span><text:span text:style-name="T66_156"><text:s/></text:span><text:span text:style-name="T66_157">Indexer</text:span><text:span text:style-name="T66_158"><text:s/></text:span><text:span text:style-name="T66_159">and</text:span><text:span text:style-name="T66_160"><text:s/></text:span><text:span text:style-name="T66_161">Searcher</text:span><text:span text:style-name="T66_162"><text:s/></text:span><text:span text:style-name="T66_163">into</text:span><text:span text:style-name="T66_164"><text:s/></text:span><text:span text:style-name="T66_165">similar</text:span><text:span text:style-name="T66_166"><text:s/></text:span><text:span text:style-name="T66_167">Solr</text:span><text:span text:style-name="T66_168"><text:s/></text:span><text:span text:style-name="T66_169">classes</text:span><text:span text:style-name="T66_170"><text:s/></text:span><text:span text:style-name="T66_171">and</text:span><text:span text:style-name="T66_172"><text:s/></text:span><text:span text:style-name="T66_173">calling</text:span><text:span text:style-name="T66_174"><text:s/></text:span><text:span text:style-name="T66_175">Solr</text:span><text:span text:style-name="T66_176"><text:s/></text:span><text:span text:style-name="T66_177">API</text:span><text:span text:style-name="T66_178"><text:s/></text:span><text:span text:style-name="T66_179">instead</text:span><text:span text:style-name="T66_180"><text:s/></text:span></text:p>
      <text:p text:style-name="P67"/>
      <text:p text:style-name="P68"/>
      <text:p text:style-name="P69"><text:span text:style-name="T69_1">Running</text:span><text:span text:style-name="T69_2"><text:s/></text:span><text:span text:style-name="T69_3">the</text:span><text:span text:style-name="T69_4"><text:s/></text:span><text:span text:style-name="T69_5">application</text:span><text:span text:style-name="T69_6"><text:s/></text:span><text:span text:style-name="T69_7">from</text:span><text:span text:style-name="T69_8"><text:s/></text:span><text:span text:style-name="T69_9">command</text:span><text:span text:style-name="T69_10"><text:s/></text:span><text:span text:style-name="T69_11">line</text:span><text:span text:style-name="T69_12">:<text:s text:c="2"/></text:span></text:p>
      <text:p text:style-name="P70"><text:span text:style-name="T70_1">No</text:span><text:span text:style-name="T70_2"><text:s/></text:span><text:span text:style-name="T70_3">arguments</text:span><text:span text:style-name="T70_4"><text:s/></text:span><text:span text:style-name="T70_5">need</text:span><text:span text:style-name="T70_6"><text:s/></text:span><text:span text:style-name="T70_7">to</text:span><text:span text:style-name="T70_8"><text:s/></text:span><text:span text:style-name="T70_9">be</text:span><text:span text:style-name="T70_10"><text:s/></text:span><text:span text:style-name="T70_11">passed</text:span><text:span text:style-name="T70_12"><text:s/></text:span><text:span text:style-name="T70_13">as</text:span><text:span text:style-name="T70_14"><text:s/></text:span><text:span text:style-name="T70_15">you</text:span><text:span text:style-name="T70_16">’</text:span><text:span text:style-name="T70_17">ll</text:span><text:span text:style-name="T70_18"><text:s/></text:span><text:span text:style-name="T70_19">be</text:span><text:span text:style-name="T70_20"><text:s/></text:span><text:span text:style-name="T70_21">prompted</text:span><text:span text:style-name="T70_22"><text:s/></text:span><text:span text:style-name="T70_23">to</text:span><text:span text:style-name="T70_24"><text:s/></text:span><text:span text:style-name="T70_25">provide</text:span><text:span text:style-name="T70_26"><text:s/></text:span><text:span text:style-name="T70_27">parameters</text:span><text:span text:style-name="T70_28"><text:s/></text:span><text:span text:style-name="T70_29">as</text:span><text:span text:style-name="T70_30"><text:s/></text:span><text:span text:style-name="T70_31">you</text:span><text:span text:style-name="T70_32"><text:s/></text:span><text:span text:style-name="T70_33">go</text:span><text:span text:style-name="T70_34">.<text:s/></text:span><text:span text:style-name="T70_35">The</text:span><text:span text:style-name="T70_36"><text:s/></text:span><text:span text:style-name="T70_37">command</text:span><text:span text:style-name="T70_38"><text:s/></text:span><text:span text:style-name="T70_39">line</text:span><text:span text:style-name="T70_40"><text:s/></text:span><text:span text:style-name="T70_41">tool</text:span><text:span text:style-name="T70_42"><text:s/></text:span><text:span text:style-name="T70_43">can</text:span><text:span text:style-name="T70_44"><text:s/></text:span><text:span text:style-name="T70_45">be</text:span><text:span text:style-name="T70_46"><text:s/></text:span><text:span text:style-name="T70_47">extended</text:span><text:span text:style-name="T70_48"><text:s/></text:span><text:span text:style-name="T70_49">to</text:span><text:span text:style-name="T70_50"><text:s/></text:span><text:span text:style-name="T70_51">support</text:span><text:span text:style-name="T70_52"><text:s/></text:span><text:span text:style-name="T70_53">more</text:span><text:span text:style-name="T70_54"><text:s/></text:span><text:span text:style-name="T70_55">configurable</text:span><text:span text:style-name="T70_56"><text:s/></text:span><text:span text:style-name="T70_57">set</text:span><text:span text:style-name="T70_58"><text:s/></text:span><text:span text:style-name="T70_59">when</text:span><text:span text:style-name="T70_60"><text:s/></text:span><text:span text:style-name="T70_61">it</text:span><text:span text:style-name="T70_62"><text:s/></text:span><text:span text:style-name="T70_63">comes</text:span><text:span text:style-name="T70_64"><text:s/></text:span><text:span text:style-name="T70_65">to</text:span><text:span text:style-name="T70_66"><text:s/></text:span><text:span text:style-name="T70_67">uploading</text:span><text:span text:style-name="T70_68"><text:s/></text:span><text:span text:style-name="T70_69">a</text:span><text:span text:style-name="T70_70"><text:s/></text:span><text:span text:style-name="T70_71">distributional</text:span><text:span text:style-name="T70_72"><text:s/></text:span><text:span text:style-name="T70_73">semantics</text:span><text:span text:style-name="T70_74"><text:s/></text:span><text:span text:style-name="T70_75">model</text:span><text:span text:style-name="T70_76"><text:s/>(</text:span><text:span text:style-name="T70_77">matching</text:span><text:span text:style-name="T70_78"><text:s/></text:span><text:span text:style-name="T70_79">the</text:span><text:span text:style-name="T70_80"><text:s/></text:span><text:span text:style-name="T70_81">GUI</text:span><text:span text:style-name="T70_82"><text:s/></text:span><text:span text:style-name="T70_83">which</text:span><text:span text:style-name="T70_84">,<text:s/></text:span><text:span text:style-name="T70_85">at</text:span><text:span text:style-name="T70_86"><text:s/></text:span><text:span text:style-name="T70_87">the</text:span><text:span text:style-name="T70_88"><text:s/></text:span><text:span text:style-name="T70_89">moment</text:span><text:span text:style-name="T70_90">,<text:s/></text:span><text:span text:style-name="T70_91">offers</text:span><text:span text:style-name="T70_92"><text:s/></text:span><text:span text:style-name="T70_93">more</text:span><text:span text:style-name="T70_94"><text:s/></text:span><text:span text:style-name="T70_95">options</text:span><text:span text:style-name="T70_96">)<text:s text:c="2"/></text:span></text:p>
      <text:p text:style-name="P71"/>
      <text:p text:style-name="P72"><text:span text:style-name="T72_1">Running</text:span><text:span text:style-name="T72_2"><text:s/></text:span><text:span text:style-name="T72_3">the</text:span><text:span text:style-name="T72_4"><text:s/></text:span><text:span text:style-name="T72_5">GUI</text:span><text:span text:style-name="T72_6"><text:s/></text:span><text:span text:style-name="T72_7">application</text:span><text:span text:style-name="T72_8">:</text:span></text:p>
      <text:p text:style-name="P73"><text:span text:style-name="T73_1">The</text:span><text:span text:style-name="T73_2"><text:s/></text:span><text:span text:style-name="T73_3">UI</text:span><text:span text:style-name="T73_4"><text:s/></text:span><text:span text:style-name="T73_5">should</text:span><text:span text:style-name="T73_6"><text:s/></text:span><text:span text:style-name="T73_7">be</text:span><text:span text:style-name="T73_8"><text:s/></text:span><text:span text:style-name="T73_9">clear</text:span><text:span text:style-name="T73_10"><text:s/></text:span><text:span text:style-name="T73_11">enough</text:span><text:span text:style-name="T73_12"><text:s/></text:span><text:span text:style-name="T73_13">as</text:span><text:span text:style-name="T73_14"><text:s/></text:span><text:span text:style-name="T73_15">to</text:span><text:span text:style-name="T73_16"><text:s/></text:span><text:span text:style-name="T73_17">what</text:span><text:span text:style-name="T73_18"><text:s/></text:span><text:span text:style-name="T73_19">is</text:span><text:span text:style-name="T73_20"><text:s/></text:span><text:span text:style-name="T73_21">required</text:span><text:span text:style-name="T73_22"><text:s/></text:span></text:p>
      <text:p text:style-name="P74"><text:span text:style-name="T74_1">See</text:span><text:span text:style-name="T74_2"><text:s/></text:span><text:span text:style-name="T74_3">the</text:span><text:span text:style-name="T74_4"><text:s/></text:span><text:span text:style-name="T74_5">user</text:span><text:span text:style-name="T74_6">’</text:span><text:span text:style-name="T74_7">s</text:span><text:span text:style-name="T74_8"><text:s/></text:span><text:span text:style-name="T74_9">guide</text:span><text:span text:style-name="T74_10"><text:s/></text:span><text:span text:style-name="T74_11">if</text:span><text:span text:style-name="T74_12"><text:s/></text:span><text:span text:style-name="T74_13">more</text:span><text:span text:style-name="T74_14"><text:s/></text:span><text:span text:style-name="T74_15">help</text:span><text:span text:style-name="T74_16"><text:s/></text:span><text:span text:style-name="T74_17">is</text:span><text:span text:style-name="T74_18"><text:s/></text:span><text:span text:style-name="T74_19">needed</text:span><text:span text:style-name="T74_20">.<text:s/></text:span></text:p>
      <text:p text:style-name="P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